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96pt"/>
    </style:style>
    <style:style style:name="co2" style:family="table-column">
      <style:table-column-properties fo:break-before="auto" style:column-width="88.3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1.41pt"/>
    </style:style>
    <style:style style:name="co5" style:family="table-column">
      <style:table-column-properties fo:break-before="auto" style:column-width="111.15pt"/>
    </style:style>
    <style:style style:name="co6" style:family="table-column">
      <style:table-column-properties fo:break-before="auto" style:column-width="96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style:font-name-asian="Lucida Sans Unicode" style:font-name-complex="Noto Sans Devanagari"/>
    </style:style>
    <style:style style:name="ce12" style:family="table-cell" style:parent-style-name="Default" style:data-style-name="N129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3" style:family="table-cell" style:parent-style-name="Default" style:data-style-name="N129"/>
    <style:style style:name="ce14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471.46pt" svg:height="274.82pt" svg:x="652.48pt" svg:y="19.19pt">
            <loext:p/>
            <draw:object draw:notify-on-update-of-ranges="Sheet1.C3:Sheet1.C103 Sheet1.F1:Sheet1.F2 Sheet1.F3:Sheet1.F10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14"/>
        <table:table-column table:style-name="co3" table:number-columns-repeated="1011" table:default-cell-style-name="ce3"/>
        <table:table-row table:style-name="ro1">
          <table:table-cell table:style-name="ce1" office:value-type="string" calcext:value-type="string">
            <text:p>Sweep Frequency (Hz)</text:p>
          </table:table-cell>
          <table:table-cell table:style-name="ce1" office:value-type="string" calcext:value-type="string">
            <text:p>Bandwidth (MHz)</text:p>
          </table:table-cell>
          <table:table-cell table:style-name="ce2" office:value-type="string" calcext:value-type="string">
            <text:p>Distance (m)</text:p>
          </table:table-cell>
          <table:table-cell table:style-name="ce2" office:value-type="string" calcext:value-type="string">
            <text:p>% Max Range</text:p>
          </table:table-cell>
          <table:table-cell table:style-name="ce2" office:value-type="string" calcext:value-type="string">
            <text:p>Range Resolution (m)</text:p>
          </table:table-cell>
          <table:table-cell table:style-name="ce12" office:value-type="string" calcext:value-type="string">
            <text:p>f_measure (Hz)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R</text:p>
          </table:table-cell>
          <table:table-cell table:style-name="ce2" office:value-type="string" calcext:value-type="string">
            <text:p>DR</text:p>
          </table:table-cell>
          <table:table-cell table:style-name="ce12" office:value-type="string" calcext:value-type="string">
            <text:p>fb</text:p>
          </table:table-cell>
          <table:table-cell table:number-columns-repeated="1011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formula="of:=[.E3]*2" office:value-type="float" office:value="0.3" calcext:value-type="float">
            <text:p>0.3</text:p>
          </table:table-cell>
          <table:table-cell table:style-name="ce4" table:formula="of:=(2*[.F3])/([.B3]*10^6)" office:value-type="percentage" office:value="0.000002" calcext:value-type="percentage">
            <text:p>0.00%</text:p>
          </table:table-cell>
          <table:table-cell table:style-name="ce2" table:formula="of:=3*10^8/([.B3]*10^6*2)" office:value-type="float" office:value="0.15" calcext:value-type="float">
            <text:p>0.15</text:p>
          </table:table-cell>
          <table:table-cell table:style-name="ce12" table:formula="of:=([.B3])*2*[.C3]*[.A3]*10^6/(3*10^8)" office:value-type="float" office:value="1000" calcext:value-type="float">
            <text:p>100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([.C102]-[.C3])/100+[.C3]" office:value-type="float" office:value="0.397" calcext:value-type="float">
            <text:p>0.397</text:p>
          </table:table-cell>
          <table:table-cell table:style-name="ce4" table:formula="of:=(2*[.F4])/([.B4]*10^6)" office:value-type="percentage" office:value="0.00000264666666666667" calcext:value-type="percentage">
            <text:p>0.00%</text:p>
          </table:table-cell>
          <table:table-cell table:style-name="ce2" table:formula="of:=3*10^8/([.B4]*10^6*2)" office:value-type="float" office:value="0.15" calcext:value-type="float">
            <text:p>0.15</text:p>
          </table:table-cell>
          <table:table-cell table:style-name="ce12" table:formula="of:=([.B4])*2*[.C4]*[.A4]*10^6/(3*10^8)" office:value-type="float" office:value="1323.33333333333" calcext:value-type="float">
            <text:p>132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4]+([.C$4]-[.C$3])" office:value-type="float" office:value="0.494" calcext:value-type="float">
            <text:p>0.494</text:p>
          </table:table-cell>
          <table:table-cell table:style-name="ce4" table:formula="of:=(2*[.F5])/([.B5]*10^6)" office:value-type="percentage" office:value="0.00000329333333333333" calcext:value-type="percentage">
            <text:p>0.00%</text:p>
          </table:table-cell>
          <table:table-cell table:style-name="ce2" table:formula="of:=3*10^8/([.B5]*10^6*2)" office:value-type="float" office:value="0.15" calcext:value-type="float">
            <text:p>0.15</text:p>
          </table:table-cell>
          <table:table-cell table:style-name="ce12" table:formula="of:=([.B5])*2*[.C5]*[.A5]*10^6/(3*10^8)" office:value-type="float" office:value="1646.66666666667" calcext:value-type="float">
            <text:p>164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5]+([.C$4]-[.C$3])" office:value-type="float" office:value="0.591" calcext:value-type="float">
            <text:p>0.591</text:p>
          </table:table-cell>
          <table:table-cell table:style-name="ce4" table:formula="of:=(2*[.F6])/([.B6]*10^6)" office:value-type="percentage" office:value="0.00000394" calcext:value-type="percentage">
            <text:p>0.00%</text:p>
          </table:table-cell>
          <table:table-cell table:style-name="ce2" table:formula="of:=3*10^8/([.B6]*10^6*2)" office:value-type="float" office:value="0.15" calcext:value-type="float">
            <text:p>0.15</text:p>
          </table:table-cell>
          <table:table-cell table:style-name="ce12" table:formula="of:=([.B6])*2*[.C6]*[.A6]*10^6/(3*10^8)" office:value-type="float" office:value="1970" calcext:value-type="float">
            <text:p>197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6]+([.C$4]-[.C$3])" office:value-type="float" office:value="0.688" calcext:value-type="float">
            <text:p>0.688</text:p>
          </table:table-cell>
          <table:table-cell table:style-name="ce4" table:formula="of:=(2*[.F7])/([.B7]*10^6)" office:value-type="percentage" office:value="0.00000458666666666667" calcext:value-type="percentage">
            <text:p>0.00%</text:p>
          </table:table-cell>
          <table:table-cell table:style-name="ce2" table:formula="of:=3*10^8/([.B7]*10^6*2)" office:value-type="float" office:value="0.15" calcext:value-type="float">
            <text:p>0.15</text:p>
          </table:table-cell>
          <table:table-cell table:style-name="ce12" table:formula="of:=([.B7])*2*[.C7]*[.A7]*10^6/(3*10^8)" office:value-type="float" office:value="2293.33333333333" calcext:value-type="float">
            <text:p>229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7]+([.C$4]-[.C$3])" office:value-type="float" office:value="0.785" calcext:value-type="float">
            <text:p>0.785</text:p>
          </table:table-cell>
          <table:table-cell table:style-name="ce4" table:formula="of:=(2*[.F8])/([.B8]*10^6)" office:value-type="percentage" office:value="0.00000523333333333333" calcext:value-type="percentage">
            <text:p>0.00%</text:p>
          </table:table-cell>
          <table:table-cell table:style-name="ce2" table:formula="of:=3*10^8/([.B8]*10^6*2)" office:value-type="float" office:value="0.15" calcext:value-type="float">
            <text:p>0.15</text:p>
          </table:table-cell>
          <table:table-cell table:style-name="ce12" table:formula="of:=([.B8])*2*[.C8]*[.A8]*10^6/(3*10^8)" office:value-type="float" office:value="2616.66666666667" calcext:value-type="float">
            <text:p>261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8]+([.C$4]-[.C$3])" office:value-type="float" office:value="0.882" calcext:value-type="float">
            <text:p>0.882</text:p>
          </table:table-cell>
          <table:table-cell table:style-name="ce4" table:formula="of:=(2*[.F9])/([.B9]*10^6)" office:value-type="percentage" office:value="0.00000588" calcext:value-type="percentage">
            <text:p>0.00%</text:p>
          </table:table-cell>
          <table:table-cell table:style-name="ce2" table:formula="of:=3*10^8/([.B9]*10^6*2)" office:value-type="float" office:value="0.15" calcext:value-type="float">
            <text:p>0.15</text:p>
          </table:table-cell>
          <table:table-cell table:style-name="ce12" table:formula="of:=([.B9])*2*[.C9]*[.A9]*10^6/(3*10^8)" office:value-type="float" office:value="2940" calcext:value-type="float">
            <text:p>294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9]+([.C$4]-[.C$3])" office:value-type="float" office:value="0.979" calcext:value-type="float">
            <text:p>0.979</text:p>
          </table:table-cell>
          <table:table-cell table:style-name="ce4" table:formula="of:=(2*[.F10])/([.B10]*10^6)" office:value-type="percentage" office:value="0.00000652666666666667" calcext:value-type="percentage">
            <text:p>0.00%</text:p>
          </table:table-cell>
          <table:table-cell table:style-name="ce2" table:formula="of:=3*10^8/([.B10]*10^6*2)" office:value-type="float" office:value="0.15" calcext:value-type="float">
            <text:p>0.15</text:p>
          </table:table-cell>
          <table:table-cell table:style-name="ce12" table:formula="of:=([.B10])*2*[.C10]*[.A10]*10^6/(3*10^8)" office:value-type="float" office:value="3263.33333333333" calcext:value-type="float">
            <text:p>326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10]+([.C$4]-[.C$3])" office:value-type="float" office:value="1.076" calcext:value-type="float">
            <text:p>1.076</text:p>
          </table:table-cell>
          <table:table-cell table:style-name="ce4" table:formula="of:=(2*[.F11])/([.B11]*10^6)" office:value-type="percentage" office:value="0.00000717333333333333" calcext:value-type="percentage">
            <text:p>0.00%</text:p>
          </table:table-cell>
          <table:table-cell table:style-name="ce2" table:formula="of:=3*10^8/([.B11]*10^6*2)" office:value-type="float" office:value="0.15" calcext:value-type="float">
            <text:p>0.15</text:p>
          </table:table-cell>
          <table:table-cell table:style-name="ce12" table:formula="of:=([.B11])*2*[.C11]*[.A11]*10^6/(3*10^8)" office:value-type="float" office:value="3586.66666666667" calcext:value-type="float">
            <text:p>358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11]+([.C$4]-[.C$3])" office:value-type="float" office:value="1.173" calcext:value-type="float">
            <text:p>1.173</text:p>
          </table:table-cell>
          <table:table-cell table:style-name="ce4" table:formula="of:=(2*[.F12])/([.B12]*10^6)" office:value-type="percentage" office:value="0.00000782" calcext:value-type="percentage">
            <text:p>0.00%</text:p>
          </table:table-cell>
          <table:table-cell table:style-name="ce2" table:formula="of:=3*10^8/([.B12]*10^6*2)" office:value-type="float" office:value="0.15" calcext:value-type="float">
            <text:p>0.15</text:p>
          </table:table-cell>
          <table:table-cell table:style-name="ce12" table:formula="of:=([.B12])*2*[.C12]*[.A12]*10^6/(3*10^8)" office:value-type="float" office:value="3910" calcext:value-type="float">
            <text:p>391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12]+([.C$4]-[.C$3])" office:value-type="float" office:value="1.27" calcext:value-type="float">
            <text:p>1.27</text:p>
          </table:table-cell>
          <table:table-cell table:style-name="ce4" table:formula="of:=(2*[.F13])/([.B13]*10^6)" office:value-type="percentage" office:value="0.00000846666666666667" calcext:value-type="percentage">
            <text:p>0.00%</text:p>
          </table:table-cell>
          <table:table-cell table:style-name="ce2" table:formula="of:=3*10^8/([.B13]*10^6*2)" office:value-type="float" office:value="0.15" calcext:value-type="float">
            <text:p>0.15</text:p>
          </table:table-cell>
          <table:table-cell table:style-name="ce12" table:formula="of:=([.B13])*2*[.C13]*[.A13]*10^6/(3*10^8)" office:value-type="float" office:value="4233.33333333333" calcext:value-type="float">
            <text:p>423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13]+([.C$4]-[.C$3])" office:value-type="float" office:value="1.367" calcext:value-type="float">
            <text:p>1.367</text:p>
          </table:table-cell>
          <table:table-cell table:style-name="ce4" table:formula="of:=(2*[.F14])/([.B14]*10^6)" office:value-type="percentage" office:value="0.00000911333333333334" calcext:value-type="percentage">
            <text:p>0.00%</text:p>
          </table:table-cell>
          <table:table-cell table:style-name="ce2" table:formula="of:=3*10^8/([.B14]*10^6*2)" office:value-type="float" office:value="0.15" calcext:value-type="float">
            <text:p>0.15</text:p>
          </table:table-cell>
          <table:table-cell table:style-name="ce12" table:formula="of:=([.B14])*2*[.C14]*[.A14]*10^6/(3*10^8)" office:value-type="float" office:value="4556.66666666667" calcext:value-type="float">
            <text:p>455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14]+([.C$4]-[.C$3])" office:value-type="float" office:value="1.464" calcext:value-type="float">
            <text:p>1.464</text:p>
          </table:table-cell>
          <table:table-cell table:style-name="ce4" table:formula="of:=(2*[.F15])/([.B15]*10^6)" office:value-type="percentage" office:value="0.00000976" calcext:value-type="percentage">
            <text:p>0.00%</text:p>
          </table:table-cell>
          <table:table-cell table:style-name="ce2" table:formula="of:=3*10^8/([.B15]*10^6*2)" office:value-type="float" office:value="0.15" calcext:value-type="float">
            <text:p>0.15</text:p>
          </table:table-cell>
          <table:table-cell table:style-name="ce12" table:formula="of:=([.B15])*2*[.C15]*[.A15]*10^6/(3*10^8)" office:value-type="float" office:value="4880" calcext:value-type="float">
            <text:p>488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15]+([.C$4]-[.C$3])" office:value-type="float" office:value="1.561" calcext:value-type="float">
            <text:p>1.561</text:p>
          </table:table-cell>
          <table:table-cell table:style-name="ce4" table:formula="of:=(2*[.F16])/([.B16]*10^6)" office:value-type="percentage" office:value="0.0000104066666666667" calcext:value-type="percentage">
            <text:p>0.00%</text:p>
          </table:table-cell>
          <table:table-cell table:style-name="ce2" table:formula="of:=3*10^8/([.B16]*10^6*2)" office:value-type="float" office:value="0.15" calcext:value-type="float">
            <text:p>0.15</text:p>
          </table:table-cell>
          <table:table-cell table:style-name="ce12" table:formula="of:=([.B16])*2*[.C16]*[.A16]*10^6/(3*10^8)" office:value-type="float" office:value="5203.33333333333" calcext:value-type="float">
            <text:p>520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16]+([.C$4]-[.C$3])" office:value-type="float" office:value="1.658" calcext:value-type="float">
            <text:p>1.658</text:p>
          </table:table-cell>
          <table:table-cell table:style-name="ce4" table:formula="of:=(2*[.F17])/([.B17]*10^6)" office:value-type="percentage" office:value="0.0000110533333333333" calcext:value-type="percentage">
            <text:p>0.00%</text:p>
          </table:table-cell>
          <table:table-cell table:style-name="ce2" table:formula="of:=3*10^8/([.B17]*10^6*2)" office:value-type="float" office:value="0.15" calcext:value-type="float">
            <text:p>0.15</text:p>
          </table:table-cell>
          <table:table-cell table:style-name="ce12" table:formula="of:=([.B17])*2*[.C17]*[.A17]*10^6/(3*10^8)" office:value-type="float" office:value="5526.66666666667" calcext:value-type="float">
            <text:p>552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17]+([.C$4]-[.C$3])" office:value-type="float" office:value="1.755" calcext:value-type="float">
            <text:p>1.755</text:p>
          </table:table-cell>
          <table:table-cell table:style-name="ce4" table:formula="of:=(2*[.F18])/([.B18]*10^6)" office:value-type="percentage" office:value="0.0000117" calcext:value-type="percentage">
            <text:p>0.00%</text:p>
          </table:table-cell>
          <table:table-cell table:style-name="ce2" table:formula="of:=3*10^8/([.B18]*10^6*2)" office:value-type="float" office:value="0.15" calcext:value-type="float">
            <text:p>0.15</text:p>
          </table:table-cell>
          <table:table-cell table:style-name="ce12" table:formula="of:=([.B18])*2*[.C18]*[.A18]*10^6/(3*10^8)" office:value-type="float" office:value="5850" calcext:value-type="float">
            <text:p>585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18]+([.C$4]-[.C$3])" office:value-type="float" office:value="1.852" calcext:value-type="float">
            <text:p>1.852</text:p>
          </table:table-cell>
          <table:table-cell table:style-name="ce4" table:formula="of:=(2*[.F19])/([.B19]*10^6)" office:value-type="percentage" office:value="0.0000123466666666667" calcext:value-type="percentage">
            <text:p>0.00%</text:p>
          </table:table-cell>
          <table:table-cell table:style-name="ce2" table:formula="of:=3*10^8/([.B19]*10^6*2)" office:value-type="float" office:value="0.15" calcext:value-type="float">
            <text:p>0.15</text:p>
          </table:table-cell>
          <table:table-cell table:style-name="ce12" table:formula="of:=([.B19])*2*[.C19]*[.A19]*10^6/(3*10^8)" office:value-type="float" office:value="6173.33333333333" calcext:value-type="float">
            <text:p>617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19]+([.C$4]-[.C$3])" office:value-type="float" office:value="1.949" calcext:value-type="float">
            <text:p>1.949</text:p>
          </table:table-cell>
          <table:table-cell table:style-name="ce4" table:formula="of:=(2*[.F20])/([.B20]*10^6)" office:value-type="percentage" office:value="0.0000129933333333333" calcext:value-type="percentage">
            <text:p>0.00%</text:p>
          </table:table-cell>
          <table:table-cell table:style-name="ce2" table:formula="of:=3*10^8/([.B20]*10^6*2)" office:value-type="float" office:value="0.15" calcext:value-type="float">
            <text:p>0.15</text:p>
          </table:table-cell>
          <table:table-cell table:style-name="ce12" table:formula="of:=([.B20])*2*[.C20]*[.A20]*10^6/(3*10^8)" office:value-type="float" office:value="6496.66666666667" calcext:value-type="float">
            <text:p>649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20]+([.C$4]-[.C$3])" office:value-type="float" office:value="2.046" calcext:value-type="float">
            <text:p>2.046</text:p>
          </table:table-cell>
          <table:table-cell table:style-name="ce4" table:formula="of:=(2*[.F21])/([.B21]*10^6)" office:value-type="percentage" office:value="0.00001364" calcext:value-type="percentage">
            <text:p>0.00%</text:p>
          </table:table-cell>
          <table:table-cell table:style-name="ce2" table:formula="of:=3*10^8/([.B21]*10^6*2)" office:value-type="float" office:value="0.15" calcext:value-type="float">
            <text:p>0.15</text:p>
          </table:table-cell>
          <table:table-cell table:style-name="ce12" table:formula="of:=([.B21])*2*[.C21]*[.A21]*10^6/(3*10^8)" office:value-type="float" office:value="6820" calcext:value-type="float">
            <text:p>682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21]+([.C$4]-[.C$3])" office:value-type="float" office:value="2.143" calcext:value-type="float">
            <text:p>2.143</text:p>
          </table:table-cell>
          <table:table-cell table:style-name="ce4" table:formula="of:=(2*[.F22])/([.B22]*10^6)" office:value-type="percentage" office:value="0.0000142866666666667" calcext:value-type="percentage">
            <text:p>0.00%</text:p>
          </table:table-cell>
          <table:table-cell table:style-name="ce2" table:formula="of:=3*10^8/([.B22]*10^6*2)" office:value-type="float" office:value="0.15" calcext:value-type="float">
            <text:p>0.15</text:p>
          </table:table-cell>
          <table:table-cell table:style-name="ce12" table:formula="of:=([.B22])*2*[.C22]*[.A22]*10^6/(3*10^8)" office:value-type="float" office:value="7143.33333333333" calcext:value-type="float">
            <text:p>714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22]+([.C$4]-[.C$3])" office:value-type="float" office:value="2.24" calcext:value-type="float">
            <text:p>2.24</text:p>
          </table:table-cell>
          <table:table-cell table:style-name="ce4" table:formula="of:=(2*[.F23])/([.B23]*10^6)" office:value-type="percentage" office:value="0.0000149333333333333" calcext:value-type="percentage">
            <text:p>0.00%</text:p>
          </table:table-cell>
          <table:table-cell table:style-name="ce2" table:formula="of:=3*10^8/([.B23]*10^6*2)" office:value-type="float" office:value="0.15" calcext:value-type="float">
            <text:p>0.15</text:p>
          </table:table-cell>
          <table:table-cell table:style-name="ce12" table:formula="of:=([.B23])*2*[.C23]*[.A23]*10^6/(3*10^8)" office:value-type="float" office:value="7466.66666666667" calcext:value-type="float">
            <text:p>746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23]+([.C$4]-[.C$3])" office:value-type="float" office:value="2.337" calcext:value-type="float">
            <text:p>2.337</text:p>
          </table:table-cell>
          <table:table-cell table:style-name="ce4" table:formula="of:=(2*[.F24])/([.B24]*10^6)" office:value-type="percentage" office:value="0.00001558" calcext:value-type="percentage">
            <text:p>0.00%</text:p>
          </table:table-cell>
          <table:table-cell table:style-name="ce2" table:formula="of:=3*10^8/([.B24]*10^6*2)" office:value-type="float" office:value="0.15" calcext:value-type="float">
            <text:p>0.15</text:p>
          </table:table-cell>
          <table:table-cell table:style-name="ce12" table:formula="of:=([.B24])*2*[.C24]*[.A24]*10^6/(3*10^8)" office:value-type="float" office:value="7790" calcext:value-type="float">
            <text:p>779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24]+([.C$4]-[.C$3])" office:value-type="float" office:value="2.434" calcext:value-type="float">
            <text:p>2.434</text:p>
          </table:table-cell>
          <table:table-cell table:style-name="ce4" table:formula="of:=(2*[.F25])/([.B25]*10^6)" office:value-type="percentage" office:value="0.0000162266666666667" calcext:value-type="percentage">
            <text:p>0.00%</text:p>
          </table:table-cell>
          <table:table-cell table:style-name="ce2" table:formula="of:=3*10^8/([.B25]*10^6*2)" office:value-type="float" office:value="0.15" calcext:value-type="float">
            <text:p>0.15</text:p>
          </table:table-cell>
          <table:table-cell table:style-name="ce12" table:formula="of:=([.B25])*2*[.C25]*[.A25]*10^6/(3*10^8)" office:value-type="float" office:value="8113.33333333333" calcext:value-type="float">
            <text:p>811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25]+([.C$4]-[.C$3])" office:value-type="float" office:value="2.531" calcext:value-type="float">
            <text:p>2.531</text:p>
          </table:table-cell>
          <table:table-cell table:style-name="ce4" table:formula="of:=(2*[.F26])/([.B26]*10^6)" office:value-type="percentage" office:value="0.0000168733333333333" calcext:value-type="percentage">
            <text:p>0.00%</text:p>
          </table:table-cell>
          <table:table-cell table:style-name="ce2" table:formula="of:=3*10^8/([.B26]*10^6*2)" office:value-type="float" office:value="0.15" calcext:value-type="float">
            <text:p>0.15</text:p>
          </table:table-cell>
          <table:table-cell table:style-name="ce12" table:formula="of:=([.B26])*2*[.C26]*[.A26]*10^6/(3*10^8)" office:value-type="float" office:value="8436.66666666666" calcext:value-type="float">
            <text:p>843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26]+([.C$4]-[.C$3])" office:value-type="float" office:value="2.628" calcext:value-type="float">
            <text:p>2.628</text:p>
          </table:table-cell>
          <table:table-cell table:style-name="ce4" table:formula="of:=(2*[.F27])/([.B27]*10^6)" office:value-type="percentage" office:value="0.00001752" calcext:value-type="percentage">
            <text:p>0.00%</text:p>
          </table:table-cell>
          <table:table-cell table:style-name="ce2" table:formula="of:=3*10^8/([.B27]*10^6*2)" office:value-type="float" office:value="0.15" calcext:value-type="float">
            <text:p>0.15</text:p>
          </table:table-cell>
          <table:table-cell table:style-name="ce12" table:formula="of:=([.B27])*2*[.C27]*[.A27]*10^6/(3*10^8)" office:value-type="float" office:value="8760" calcext:value-type="float">
            <text:p>876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27]+([.C$4]-[.C$3])" office:value-type="float" office:value="2.725" calcext:value-type="float">
            <text:p>2.725</text:p>
          </table:table-cell>
          <table:table-cell table:style-name="ce4" table:formula="of:=(2*[.F28])/([.B28]*10^6)" office:value-type="percentage" office:value="0.0000181666666666667" calcext:value-type="percentage">
            <text:p>0.00%</text:p>
          </table:table-cell>
          <table:table-cell table:style-name="ce2" table:formula="of:=3*10^8/([.B28]*10^6*2)" office:value-type="float" office:value="0.15" calcext:value-type="float">
            <text:p>0.15</text:p>
          </table:table-cell>
          <table:table-cell table:style-name="ce12" table:formula="of:=([.B28])*2*[.C28]*[.A28]*10^6/(3*10^8)" office:value-type="float" office:value="9083.33333333333" calcext:value-type="float">
            <text:p>908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28]+([.C$4]-[.C$3])" office:value-type="float" office:value="2.822" calcext:value-type="float">
            <text:p>2.822</text:p>
          </table:table-cell>
          <table:table-cell table:style-name="ce4" table:formula="of:=(2*[.F29])/([.B29]*10^6)" office:value-type="percentage" office:value="0.0000188133333333333" calcext:value-type="percentage">
            <text:p>0.00%</text:p>
          </table:table-cell>
          <table:table-cell table:style-name="ce2" table:formula="of:=3*10^8/([.B29]*10^6*2)" office:value-type="float" office:value="0.15" calcext:value-type="float">
            <text:p>0.15</text:p>
          </table:table-cell>
          <table:table-cell table:style-name="ce12" table:formula="of:=([.B29])*2*[.C29]*[.A29]*10^6/(3*10^8)" office:value-type="float" office:value="9406.66666666666" calcext:value-type="float">
            <text:p>940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29]+([.C$4]-[.C$3])" office:value-type="float" office:value="2.919" calcext:value-type="float">
            <text:p>2.919</text:p>
          </table:table-cell>
          <table:table-cell table:style-name="ce4" table:formula="of:=(2*[.F30])/([.B30]*10^6)" office:value-type="percentage" office:value="0.00001946" calcext:value-type="percentage">
            <text:p>0.00%</text:p>
          </table:table-cell>
          <table:table-cell table:style-name="ce2" table:formula="of:=3*10^8/([.B30]*10^6*2)" office:value-type="float" office:value="0.15" calcext:value-type="float">
            <text:p>0.15</text:p>
          </table:table-cell>
          <table:table-cell table:style-name="ce12" table:formula="of:=([.B30])*2*[.C30]*[.A30]*10^6/(3*10^8)" office:value-type="float" office:value="9730" calcext:value-type="float">
            <text:p>973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30]+([.C$4]-[.C$3])" office:value-type="float" office:value="3.016" calcext:value-type="float">
            <text:p>3.016</text:p>
          </table:table-cell>
          <table:table-cell table:style-name="ce4" table:formula="of:=(2*[.F31])/([.B31]*10^6)" office:value-type="percentage" office:value="0.0000201066666666667" calcext:value-type="percentage">
            <text:p>0.00%</text:p>
          </table:table-cell>
          <table:table-cell table:style-name="ce2" table:formula="of:=3*10^8/([.B31]*10^6*2)" office:value-type="float" office:value="0.15" calcext:value-type="float">
            <text:p>0.15</text:p>
          </table:table-cell>
          <table:table-cell table:style-name="ce12" table:formula="of:=([.B31])*2*[.C31]*[.A31]*10^6/(3*10^8)" office:value-type="float" office:value="10053.3333333333" calcext:value-type="float">
            <text:p>1005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31]+([.C$4]-[.C$3])" office:value-type="float" office:value="3.113" calcext:value-type="float">
            <text:p>3.113</text:p>
          </table:table-cell>
          <table:table-cell table:style-name="ce4" table:formula="of:=(2*[.F32])/([.B32]*10^6)" office:value-type="percentage" office:value="0.0000207533333333333" calcext:value-type="percentage">
            <text:p>0.00%</text:p>
          </table:table-cell>
          <table:table-cell table:style-name="ce2" table:formula="of:=3*10^8/([.B32]*10^6*2)" office:value-type="float" office:value="0.15" calcext:value-type="float">
            <text:p>0.15</text:p>
          </table:table-cell>
          <table:table-cell table:style-name="ce12" table:formula="of:=([.B32])*2*[.C32]*[.A32]*10^6/(3*10^8)" office:value-type="float" office:value="10376.6666666667" calcext:value-type="float">
            <text:p>1037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32]+([.C$4]-[.C$3])" office:value-type="float" office:value="3.21" calcext:value-type="float">
            <text:p>3.21</text:p>
          </table:table-cell>
          <table:table-cell table:style-name="ce4" table:formula="of:=(2*[.F33])/([.B33]*10^6)" office:value-type="percentage" office:value="0.0000214" calcext:value-type="percentage">
            <text:p>0.00%</text:p>
          </table:table-cell>
          <table:table-cell table:style-name="ce2" table:formula="of:=3*10^8/([.B33]*10^6*2)" office:value-type="float" office:value="0.15" calcext:value-type="float">
            <text:p>0.15</text:p>
          </table:table-cell>
          <table:table-cell table:style-name="ce12" table:formula="of:=([.B33])*2*[.C33]*[.A33]*10^6/(3*10^8)" office:value-type="float" office:value="10700" calcext:value-type="float">
            <text:p>1070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33]+([.C$4]-[.C$3])" office:value-type="float" office:value="3.307" calcext:value-type="float">
            <text:p>3.307</text:p>
          </table:table-cell>
          <table:table-cell table:style-name="ce4" table:formula="of:=(2*[.F34])/([.B34]*10^6)" office:value-type="percentage" office:value="0.0000220466666666667" calcext:value-type="percentage">
            <text:p>0.00%</text:p>
          </table:table-cell>
          <table:table-cell table:style-name="ce2" table:formula="of:=3*10^8/([.B34]*10^6*2)" office:value-type="float" office:value="0.15" calcext:value-type="float">
            <text:p>0.15</text:p>
          </table:table-cell>
          <table:table-cell table:style-name="ce12" table:formula="of:=([.B34])*2*[.C34]*[.A34]*10^6/(3*10^8)" office:value-type="float" office:value="11023.3333333333" calcext:value-type="float">
            <text:p>1102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34]+([.C$4]-[.C$3])" office:value-type="float" office:value="3.404" calcext:value-type="float">
            <text:p>3.404</text:p>
          </table:table-cell>
          <table:table-cell table:style-name="ce4" table:formula="of:=(2*[.F35])/([.B35]*10^6)" office:value-type="percentage" office:value="0.0000226933333333333" calcext:value-type="percentage">
            <text:p>0.00%</text:p>
          </table:table-cell>
          <table:table-cell table:style-name="ce2" table:formula="of:=3*10^8/([.B35]*10^6*2)" office:value-type="float" office:value="0.15" calcext:value-type="float">
            <text:p>0.15</text:p>
          </table:table-cell>
          <table:table-cell table:style-name="ce12" table:formula="of:=([.B35])*2*[.C35]*[.A35]*10^6/(3*10^8)" office:value-type="float" office:value="11346.6666666667" calcext:value-type="float">
            <text:p>1134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35]+([.C$4]-[.C$3])" office:value-type="float" office:value="3.501" calcext:value-type="float">
            <text:p>3.501</text:p>
          </table:table-cell>
          <table:table-cell table:style-name="ce4" table:formula="of:=(2*[.F36])/([.B36]*10^6)" office:value-type="percentage" office:value="0.00002334" calcext:value-type="percentage">
            <text:p>0.00%</text:p>
          </table:table-cell>
          <table:table-cell table:style-name="ce2" table:formula="of:=3*10^8/([.B36]*10^6*2)" office:value-type="float" office:value="0.15" calcext:value-type="float">
            <text:p>0.15</text:p>
          </table:table-cell>
          <table:table-cell table:style-name="ce12" table:formula="of:=([.B36])*2*[.C36]*[.A36]*10^6/(3*10^8)" office:value-type="float" office:value="11670" calcext:value-type="float">
            <text:p>1167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36]+([.C$4]-[.C$3])" office:value-type="float" office:value="3.598" calcext:value-type="float">
            <text:p>3.598</text:p>
          </table:table-cell>
          <table:table-cell table:style-name="ce4" table:formula="of:=(2*[.F37])/([.B37]*10^6)" office:value-type="percentage" office:value="0.0000239866666666667" calcext:value-type="percentage">
            <text:p>0.00%</text:p>
          </table:table-cell>
          <table:table-cell table:style-name="ce2" table:formula="of:=3*10^8/([.B37]*10^6*2)" office:value-type="float" office:value="0.15" calcext:value-type="float">
            <text:p>0.15</text:p>
          </table:table-cell>
          <table:table-cell table:style-name="ce12" table:formula="of:=([.B37])*2*[.C37]*[.A37]*10^6/(3*10^8)" office:value-type="float" office:value="11993.3333333333" calcext:value-type="float">
            <text:p>1199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37]+([.C$4]-[.C$3])" office:value-type="float" office:value="3.695" calcext:value-type="float">
            <text:p>3.695</text:p>
          </table:table-cell>
          <table:table-cell table:style-name="ce4" table:formula="of:=(2*[.F38])/([.B38]*10^6)" office:value-type="percentage" office:value="0.0000246333333333333" calcext:value-type="percentage">
            <text:p>0.00%</text:p>
          </table:table-cell>
          <table:table-cell table:style-name="ce2" table:formula="of:=3*10^8/([.B38]*10^6*2)" office:value-type="float" office:value="0.15" calcext:value-type="float">
            <text:p>0.15</text:p>
          </table:table-cell>
          <table:table-cell table:style-name="ce12" table:formula="of:=([.B38])*2*[.C38]*[.A38]*10^6/(3*10^8)" office:value-type="float" office:value="12316.6666666667" calcext:value-type="float">
            <text:p>1231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38]+([.C$4]-[.C$3])" office:value-type="float" office:value="3.792" calcext:value-type="float">
            <text:p>3.792</text:p>
          </table:table-cell>
          <table:table-cell table:style-name="ce4" table:formula="of:=(2*[.F39])/([.B39]*10^6)" office:value-type="percentage" office:value="0.00002528" calcext:value-type="percentage">
            <text:p>0.00%</text:p>
          </table:table-cell>
          <table:table-cell table:style-name="ce2" table:formula="of:=3*10^8/([.B39]*10^6*2)" office:value-type="float" office:value="0.15" calcext:value-type="float">
            <text:p>0.15</text:p>
          </table:table-cell>
          <table:table-cell table:style-name="ce12" table:formula="of:=([.B39])*2*[.C39]*[.A39]*10^6/(3*10^8)" office:value-type="float" office:value="12640" calcext:value-type="float">
            <text:p>1264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39]+([.C$4]-[.C$3])" office:value-type="float" office:value="3.889" calcext:value-type="float">
            <text:p>3.889</text:p>
          </table:table-cell>
          <table:table-cell table:style-name="ce4" table:formula="of:=(2*[.F40])/([.B40]*10^6)" office:value-type="percentage" office:value="0.0000259266666666667" calcext:value-type="percentage">
            <text:p>0.00%</text:p>
          </table:table-cell>
          <table:table-cell table:style-name="ce2" table:formula="of:=3*10^8/([.B40]*10^6*2)" office:value-type="float" office:value="0.15" calcext:value-type="float">
            <text:p>0.15</text:p>
          </table:table-cell>
          <table:table-cell table:style-name="ce12" table:formula="of:=([.B40])*2*[.C40]*[.A40]*10^6/(3*10^8)" office:value-type="float" office:value="12963.3333333333" calcext:value-type="float">
            <text:p>1296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40]+([.C$4]-[.C$3])" office:value-type="float" office:value="3.986" calcext:value-type="float">
            <text:p>3.986</text:p>
          </table:table-cell>
          <table:table-cell table:style-name="ce4" table:formula="of:=(2*[.F41])/([.B41]*10^6)" office:value-type="percentage" office:value="0.0000265733333333333" calcext:value-type="percentage">
            <text:p>0.00%</text:p>
          </table:table-cell>
          <table:table-cell table:style-name="ce2" table:formula="of:=3*10^8/([.B41]*10^6*2)" office:value-type="float" office:value="0.15" calcext:value-type="float">
            <text:p>0.15</text:p>
          </table:table-cell>
          <table:table-cell table:style-name="ce12" table:formula="of:=([.B41])*2*[.C41]*[.A41]*10^6/(3*10^8)" office:value-type="float" office:value="13286.6666666667" calcext:value-type="float">
            <text:p>1328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41]+([.C$4]-[.C$3])" office:value-type="float" office:value="4.083" calcext:value-type="float">
            <text:p>4.083</text:p>
          </table:table-cell>
          <table:table-cell table:style-name="ce4" table:formula="of:=(2*[.F42])/([.B42]*10^6)" office:value-type="percentage" office:value="0.00002722" calcext:value-type="percentage">
            <text:p>0.00%</text:p>
          </table:table-cell>
          <table:table-cell table:style-name="ce2" table:formula="of:=3*10^8/([.B42]*10^6*2)" office:value-type="float" office:value="0.15" calcext:value-type="float">
            <text:p>0.15</text:p>
          </table:table-cell>
          <table:table-cell table:style-name="ce12" table:formula="of:=([.B42])*2*[.C42]*[.A42]*10^6/(3*10^8)" office:value-type="float" office:value="13610" calcext:value-type="float">
            <text:p>1361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42]+([.C$4]-[.C$3])" office:value-type="float" office:value="4.18" calcext:value-type="float">
            <text:p>4.18</text:p>
          </table:table-cell>
          <table:table-cell table:style-name="ce4" table:formula="of:=(2*[.F43])/([.B43]*10^6)" office:value-type="percentage" office:value="0.0000278666666666667" calcext:value-type="percentage">
            <text:p>0.00%</text:p>
          </table:table-cell>
          <table:table-cell table:style-name="ce2" table:formula="of:=3*10^8/([.B43]*10^6*2)" office:value-type="float" office:value="0.15" calcext:value-type="float">
            <text:p>0.15</text:p>
          </table:table-cell>
          <table:table-cell table:style-name="ce12" table:formula="of:=([.B43])*2*[.C43]*[.A43]*10^6/(3*10^8)" office:value-type="float" office:value="13933.3333333333" calcext:value-type="float">
            <text:p>1393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43]+([.C$4]-[.C$3])" office:value-type="float" office:value="4.277" calcext:value-type="float">
            <text:p>4.277</text:p>
          </table:table-cell>
          <table:table-cell table:style-name="ce4" table:formula="of:=(2*[.F44])/([.B44]*10^6)" office:value-type="percentage" office:value="0.0000285133333333333" calcext:value-type="percentage">
            <text:p>0.00%</text:p>
          </table:table-cell>
          <table:table-cell table:style-name="ce2" table:formula="of:=3*10^8/([.B44]*10^6*2)" office:value-type="float" office:value="0.15" calcext:value-type="float">
            <text:p>0.15</text:p>
          </table:table-cell>
          <table:table-cell table:style-name="ce12" table:formula="of:=([.B44])*2*[.C44]*[.A44]*10^6/(3*10^8)" office:value-type="float" office:value="14256.6666666667" calcext:value-type="float">
            <text:p>1425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44]+([.C$4]-[.C$3])" office:value-type="float" office:value="4.374" calcext:value-type="float">
            <text:p>4.374</text:p>
          </table:table-cell>
          <table:table-cell table:style-name="ce4" table:formula="of:=(2*[.F45])/([.B45]*10^6)" office:value-type="percentage" office:value="0.00002916" calcext:value-type="percentage">
            <text:p>0.00%</text:p>
          </table:table-cell>
          <table:table-cell table:style-name="ce2" table:formula="of:=3*10^8/([.B45]*10^6*2)" office:value-type="float" office:value="0.15" calcext:value-type="float">
            <text:p>0.15</text:p>
          </table:table-cell>
          <table:table-cell table:style-name="ce12" table:formula="of:=([.B45])*2*[.C45]*[.A45]*10^6/(3*10^8)" office:value-type="float" office:value="14580" calcext:value-type="float">
            <text:p>1458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45]+([.C$4]-[.C$3])" office:value-type="float" office:value="4.471" calcext:value-type="float">
            <text:p>4.471</text:p>
          </table:table-cell>
          <table:table-cell table:style-name="ce4" table:formula="of:=(2*[.F46])/([.B46]*10^6)" office:value-type="percentage" office:value="0.0000298066666666667" calcext:value-type="percentage">
            <text:p>0.00%</text:p>
          </table:table-cell>
          <table:table-cell table:style-name="ce2" table:formula="of:=3*10^8/([.B46]*10^6*2)" office:value-type="float" office:value="0.15" calcext:value-type="float">
            <text:p>0.15</text:p>
          </table:table-cell>
          <table:table-cell table:style-name="ce12" table:formula="of:=([.B46])*2*[.C46]*[.A46]*10^6/(3*10^8)" office:value-type="float" office:value="14903.3333333333" calcext:value-type="float">
            <text:p>1490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46]+([.C$4]-[.C$3])" office:value-type="float" office:value="4.568" calcext:value-type="float">
            <text:p>4.568</text:p>
          </table:table-cell>
          <table:table-cell table:style-name="ce4" table:formula="of:=(2*[.F47])/([.B47]*10^6)" office:value-type="percentage" office:value="0.0000304533333333333" calcext:value-type="percentage">
            <text:p>0.00%</text:p>
          </table:table-cell>
          <table:table-cell table:style-name="ce2" table:formula="of:=3*10^8/([.B47]*10^6*2)" office:value-type="float" office:value="0.15" calcext:value-type="float">
            <text:p>0.15</text:p>
          </table:table-cell>
          <table:table-cell table:style-name="ce12" table:formula="of:=([.B47])*2*[.C47]*[.A47]*10^6/(3*10^8)" office:value-type="float" office:value="15226.6666666667" calcext:value-type="float">
            <text:p>1522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47]+([.C$4]-[.C$3])" office:value-type="float" office:value="4.665" calcext:value-type="float">
            <text:p>4.665</text:p>
          </table:table-cell>
          <table:table-cell table:style-name="ce4" table:formula="of:=(2*[.F48])/([.B48]*10^6)" office:value-type="percentage" office:value="0.0000311" calcext:value-type="percentage">
            <text:p>0.00%</text:p>
          </table:table-cell>
          <table:table-cell table:style-name="ce2" table:formula="of:=3*10^8/([.B48]*10^6*2)" office:value-type="float" office:value="0.15" calcext:value-type="float">
            <text:p>0.15</text:p>
          </table:table-cell>
          <table:table-cell table:style-name="ce12" table:formula="of:=([.B48])*2*[.C48]*[.A48]*10^6/(3*10^8)" office:value-type="float" office:value="15550" calcext:value-type="float">
            <text:p>1555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48]+([.C$4]-[.C$3])" office:value-type="float" office:value="4.762" calcext:value-type="float">
            <text:p>4.762</text:p>
          </table:table-cell>
          <table:table-cell table:style-name="ce4" table:formula="of:=(2*[.F49])/([.B49]*10^6)" office:value-type="percentage" office:value="0.0000317466666666666" calcext:value-type="percentage">
            <text:p>0.00%</text:p>
          </table:table-cell>
          <table:table-cell table:style-name="ce2" table:formula="of:=3*10^8/([.B49]*10^6*2)" office:value-type="float" office:value="0.15" calcext:value-type="float">
            <text:p>0.15</text:p>
          </table:table-cell>
          <table:table-cell table:style-name="ce12" table:formula="of:=([.B49])*2*[.C49]*[.A49]*10^6/(3*10^8)" office:value-type="float" office:value="15873.3333333333" calcext:value-type="float">
            <text:p>1587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49]+([.C$4]-[.C$3])" office:value-type="float" office:value="4.859" calcext:value-type="float">
            <text:p>4.859</text:p>
          </table:table-cell>
          <table:table-cell table:style-name="ce4" table:formula="of:=(2*[.F50])/([.B50]*10^6)" office:value-type="percentage" office:value="0.0000323933333333333" calcext:value-type="percentage">
            <text:p>0.00%</text:p>
          </table:table-cell>
          <table:table-cell table:style-name="ce2" table:formula="of:=3*10^8/([.B50]*10^6*2)" office:value-type="float" office:value="0.15" calcext:value-type="float">
            <text:p>0.15</text:p>
          </table:table-cell>
          <table:table-cell table:style-name="ce12" table:formula="of:=([.B50])*2*[.C50]*[.A50]*10^6/(3*10^8)" office:value-type="float" office:value="16196.6666666667" calcext:value-type="float">
            <text:p>1619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50]+([.C$4]-[.C$3])" office:value-type="float" office:value="4.956" calcext:value-type="float">
            <text:p>4.956</text:p>
          </table:table-cell>
          <table:table-cell table:style-name="ce4" table:formula="of:=(2*[.F51])/([.B51]*10^6)" office:value-type="percentage" office:value="0.00003304" calcext:value-type="percentage">
            <text:p>0.00%</text:p>
          </table:table-cell>
          <table:table-cell table:style-name="ce2" table:formula="of:=3*10^8/([.B51]*10^6*2)" office:value-type="float" office:value="0.15" calcext:value-type="float">
            <text:p>0.15</text:p>
          </table:table-cell>
          <table:table-cell table:style-name="ce12" table:formula="of:=([.B51])*2*[.C51]*[.A51]*10^6/(3*10^8)" office:value-type="float" office:value="16520" calcext:value-type="float">
            <text:p>1652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51]+([.C$4]-[.C$3])" office:value-type="float" office:value="5.053" calcext:value-type="float">
            <text:p>5.053</text:p>
          </table:table-cell>
          <table:table-cell table:style-name="ce4" table:formula="of:=(2*[.F52])/([.B52]*10^6)" office:value-type="percentage" office:value="0.0000336866666666666" calcext:value-type="percentage">
            <text:p>0.00%</text:p>
          </table:table-cell>
          <table:table-cell table:style-name="ce2" table:formula="of:=3*10^8/([.B52]*10^6*2)" office:value-type="float" office:value="0.15" calcext:value-type="float">
            <text:p>0.15</text:p>
          </table:table-cell>
          <table:table-cell table:style-name="ce12" table:formula="of:=([.B52])*2*[.C52]*[.A52]*10^6/(3*10^8)" office:value-type="float" office:value="16843.3333333333" calcext:value-type="float">
            <text:p>1684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52]+([.C$4]-[.C$3])" office:value-type="float" office:value="5.15" calcext:value-type="float">
            <text:p>5.15</text:p>
          </table:table-cell>
          <table:table-cell table:style-name="ce4" table:formula="of:=(2*[.F53])/([.B53]*10^6)" office:value-type="percentage" office:value="0.0000343333333333333" calcext:value-type="percentage">
            <text:p>0.00%</text:p>
          </table:table-cell>
          <table:table-cell table:style-name="ce2" table:formula="of:=3*10^8/([.B53]*10^6*2)" office:value-type="float" office:value="0.15" calcext:value-type="float">
            <text:p>0.15</text:p>
          </table:table-cell>
          <table:table-cell table:style-name="ce12" table:formula="of:=([.B53])*2*[.C53]*[.A53]*10^6/(3*10^8)" office:value-type="float" office:value="17166.6666666667" calcext:value-type="float">
            <text:p>1716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53]+([.C$4]-[.C$3])" office:value-type="float" office:value="5.24699999999999" calcext:value-type="float">
            <text:p>5.24699999999999</text:p>
          </table:table-cell>
          <table:table-cell table:style-name="ce4" table:formula="of:=(2*[.F54])/([.B54]*10^6)" office:value-type="percentage" office:value="0.00003498" calcext:value-type="percentage">
            <text:p>0.00%</text:p>
          </table:table-cell>
          <table:table-cell table:style-name="ce2" table:formula="of:=3*10^8/([.B54]*10^6*2)" office:value-type="float" office:value="0.15" calcext:value-type="float">
            <text:p>0.15</text:p>
          </table:table-cell>
          <table:table-cell table:style-name="ce12" table:formula="of:=([.B54])*2*[.C54]*[.A54]*10^6/(3*10^8)" office:value-type="float" office:value="17490" calcext:value-type="float">
            <text:p>1749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54]+([.C$4]-[.C$3])" office:value-type="float" office:value="5.34399999999999" calcext:value-type="float">
            <text:p>5.34399999999999</text:p>
          </table:table-cell>
          <table:table-cell table:style-name="ce4" table:formula="of:=(2*[.F55])/([.B55]*10^6)" office:value-type="percentage" office:value="0.0000356266666666666" calcext:value-type="percentage">
            <text:p>0.00%</text:p>
          </table:table-cell>
          <table:table-cell table:style-name="ce2" table:formula="of:=3*10^8/([.B55]*10^6*2)" office:value-type="float" office:value="0.15" calcext:value-type="float">
            <text:p>0.15</text:p>
          </table:table-cell>
          <table:table-cell table:style-name="ce12" table:formula="of:=([.B55])*2*[.C55]*[.A55]*10^6/(3*10^8)" office:value-type="float" office:value="17813.3333333333" calcext:value-type="float">
            <text:p>1781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55]+([.C$4]-[.C$3])" office:value-type="float" office:value="5.44099999999999" calcext:value-type="float">
            <text:p>5.44099999999999</text:p>
          </table:table-cell>
          <table:table-cell table:style-name="ce4" table:formula="of:=(2*[.F56])/([.B56]*10^6)" office:value-type="percentage" office:value="0.0000362733333333333" calcext:value-type="percentage">
            <text:p>0.00%</text:p>
          </table:table-cell>
          <table:table-cell table:style-name="ce2" table:formula="of:=3*10^8/([.B56]*10^6*2)" office:value-type="float" office:value="0.15" calcext:value-type="float">
            <text:p>0.15</text:p>
          </table:table-cell>
          <table:table-cell table:style-name="ce12" table:formula="of:=([.B56])*2*[.C56]*[.A56]*10^6/(3*10^8)" office:value-type="float" office:value="18136.6666666666" calcext:value-type="float">
            <text:p>1813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56]+([.C$4]-[.C$3])" office:value-type="float" office:value="5.53799999999999" calcext:value-type="float">
            <text:p>5.53799999999999</text:p>
          </table:table-cell>
          <table:table-cell table:style-name="ce4" table:formula="of:=(2*[.F57])/([.B57]*10^6)" office:value-type="percentage" office:value="0.0000369199999999999" calcext:value-type="percentage">
            <text:p>0.00%</text:p>
          </table:table-cell>
          <table:table-cell table:style-name="ce2" table:formula="of:=3*10^8/([.B57]*10^6*2)" office:value-type="float" office:value="0.15" calcext:value-type="float">
            <text:p>0.15</text:p>
          </table:table-cell>
          <table:table-cell table:style-name="ce12" table:formula="of:=([.B57])*2*[.C57]*[.A57]*10^6/(3*10^8)" office:value-type="float" office:value="18460" calcext:value-type="float">
            <text:p>1846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57]+([.C$4]-[.C$3])" office:value-type="float" office:value="5.63499999999999" calcext:value-type="float">
            <text:p>5.63499999999999</text:p>
          </table:table-cell>
          <table:table-cell table:style-name="ce4" table:formula="of:=(2*[.F58])/([.B58]*10^6)" office:value-type="percentage" office:value="0.0000375666666666666" calcext:value-type="percentage">
            <text:p>0.00%</text:p>
          </table:table-cell>
          <table:table-cell table:style-name="ce2" table:formula="of:=3*10^8/([.B58]*10^6*2)" office:value-type="float" office:value="0.15" calcext:value-type="float">
            <text:p>0.15</text:p>
          </table:table-cell>
          <table:table-cell table:style-name="ce12" table:formula="of:=([.B58])*2*[.C58]*[.A58]*10^6/(3*10^8)" office:value-type="float" office:value="18783.3333333333" calcext:value-type="float">
            <text:p>1878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58]+([.C$4]-[.C$3])" office:value-type="float" office:value="5.73199999999999" calcext:value-type="float">
            <text:p>5.73199999999999</text:p>
          </table:table-cell>
          <table:table-cell table:style-name="ce4" table:formula="of:=(2*[.F59])/([.B59]*10^6)" office:value-type="percentage" office:value="0.0000382133333333333" calcext:value-type="percentage">
            <text:p>0.00%</text:p>
          </table:table-cell>
          <table:table-cell table:style-name="ce2" table:formula="of:=3*10^8/([.B59]*10^6*2)" office:value-type="float" office:value="0.15" calcext:value-type="float">
            <text:p>0.15</text:p>
          </table:table-cell>
          <table:table-cell table:style-name="ce12" table:formula="of:=([.B59])*2*[.C59]*[.A59]*10^6/(3*10^8)" office:value-type="float" office:value="19106.6666666666" calcext:value-type="float">
            <text:p>1910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59]+([.C$4]-[.C$3])" office:value-type="float" office:value="5.82899999999999" calcext:value-type="float">
            <text:p>5.82899999999999</text:p>
          </table:table-cell>
          <table:table-cell table:style-name="ce4" table:formula="of:=(2*[.F60])/([.B60]*10^6)" office:value-type="percentage" office:value="0.0000388599999999999" calcext:value-type="percentage">
            <text:p>0.00%</text:p>
          </table:table-cell>
          <table:table-cell table:style-name="ce2" table:formula="of:=3*10^8/([.B60]*10^6*2)" office:value-type="float" office:value="0.15" calcext:value-type="float">
            <text:p>0.15</text:p>
          </table:table-cell>
          <table:table-cell table:style-name="ce12" table:formula="of:=([.B60])*2*[.C60]*[.A60]*10^6/(3*10^8)" office:value-type="float" office:value="19430" calcext:value-type="float">
            <text:p>1943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60]+([.C$4]-[.C$3])" office:value-type="float" office:value="5.92599999999999" calcext:value-type="float">
            <text:p>5.92599999999999</text:p>
          </table:table-cell>
          <table:table-cell table:style-name="ce4" table:formula="of:=(2*[.F61])/([.B61]*10^6)" office:value-type="percentage" office:value="0.0000395066666666666" calcext:value-type="percentage">
            <text:p>0.00%</text:p>
          </table:table-cell>
          <table:table-cell table:style-name="ce2" table:formula="of:=3*10^8/([.B61]*10^6*2)" office:value-type="float" office:value="0.15" calcext:value-type="float">
            <text:p>0.15</text:p>
          </table:table-cell>
          <table:table-cell table:style-name="ce12" table:formula="of:=([.B61])*2*[.C61]*[.A61]*10^6/(3*10^8)" office:value-type="float" office:value="19753.3333333333" calcext:value-type="float">
            <text:p>1975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61]+([.C$4]-[.C$3])" office:value-type="float" office:value="6.02299999999999" calcext:value-type="float">
            <text:p>6.02299999999999</text:p>
          </table:table-cell>
          <table:table-cell table:style-name="ce4" table:formula="of:=(2*[.F62])/([.B62]*10^6)" office:value-type="percentage" office:value="0.0000401533333333333" calcext:value-type="percentage">
            <text:p>0.00%</text:p>
          </table:table-cell>
          <table:table-cell table:style-name="ce2" table:formula="of:=3*10^8/([.B62]*10^6*2)" office:value-type="float" office:value="0.15" calcext:value-type="float">
            <text:p>0.15</text:p>
          </table:table-cell>
          <table:table-cell table:style-name="ce12" table:formula="of:=([.B62])*2*[.C62]*[.A62]*10^6/(3*10^8)" office:value-type="float" office:value="20076.6666666666" calcext:value-type="float">
            <text:p>2007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62]+([.C$4]-[.C$3])" office:value-type="float" office:value="6.11999999999999" calcext:value-type="float">
            <text:p>6.11999999999999</text:p>
          </table:table-cell>
          <table:table-cell table:style-name="ce4" table:formula="of:=(2*[.F63])/([.B63]*10^6)" office:value-type="percentage" office:value="0.0000407999999999999" calcext:value-type="percentage">
            <text:p>0.00%</text:p>
          </table:table-cell>
          <table:table-cell table:style-name="ce2" table:formula="of:=3*10^8/([.B63]*10^6*2)" office:value-type="float" office:value="0.15" calcext:value-type="float">
            <text:p>0.15</text:p>
          </table:table-cell>
          <table:table-cell table:style-name="ce12" table:formula="of:=([.B63])*2*[.C63]*[.A63]*10^6/(3*10^8)" office:value-type="float" office:value="20400" calcext:value-type="float">
            <text:p>2040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63]+([.C$4]-[.C$3])" office:value-type="float" office:value="6.21699999999999" calcext:value-type="float">
            <text:p>6.21699999999999</text:p>
          </table:table-cell>
          <table:table-cell table:style-name="ce4" table:formula="of:=(2*[.F64])/([.B64]*10^6)" office:value-type="percentage" office:value="0.0000414466666666666" calcext:value-type="percentage">
            <text:p>0.00%</text:p>
          </table:table-cell>
          <table:table-cell table:style-name="ce2" table:formula="of:=3*10^8/([.B64]*10^6*2)" office:value-type="float" office:value="0.15" calcext:value-type="float">
            <text:p>0.15</text:p>
          </table:table-cell>
          <table:table-cell table:style-name="ce12" table:formula="of:=([.B64])*2*[.C64]*[.A64]*10^6/(3*10^8)" office:value-type="float" office:value="20723.3333333333" calcext:value-type="float">
            <text:p>2072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64]+([.C$4]-[.C$3])" office:value-type="float" office:value="6.31399999999999" calcext:value-type="float">
            <text:p>6.31399999999999</text:p>
          </table:table-cell>
          <table:table-cell table:style-name="ce4" table:formula="of:=(2*[.F65])/([.B65]*10^6)" office:value-type="percentage" office:value="0.0000420933333333333" calcext:value-type="percentage">
            <text:p>0.00%</text:p>
          </table:table-cell>
          <table:table-cell table:style-name="ce2" table:formula="of:=3*10^8/([.B65]*10^6*2)" office:value-type="float" office:value="0.15" calcext:value-type="float">
            <text:p>0.15</text:p>
          </table:table-cell>
          <table:table-cell table:style-name="ce12" table:formula="of:=([.B65])*2*[.C65]*[.A65]*10^6/(3*10^8)" office:value-type="float" office:value="21046.6666666666" calcext:value-type="float">
            <text:p>2104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65]+([.C$4]-[.C$3])" office:value-type="float" office:value="6.41099999999999" calcext:value-type="float">
            <text:p>6.41099999999999</text:p>
          </table:table-cell>
          <table:table-cell table:style-name="ce4" table:formula="of:=(2*[.F66])/([.B66]*10^6)" office:value-type="percentage" office:value="0.0000427399999999999" calcext:value-type="percentage">
            <text:p>0.00%</text:p>
          </table:table-cell>
          <table:table-cell table:style-name="ce2" table:formula="of:=3*10^8/([.B66]*10^6*2)" office:value-type="float" office:value="0.15" calcext:value-type="float">
            <text:p>0.15</text:p>
          </table:table-cell>
          <table:table-cell table:style-name="ce12" table:formula="of:=([.B66])*2*[.C66]*[.A66]*10^6/(3*10^8)" office:value-type="float" office:value="21370" calcext:value-type="float">
            <text:p>2137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66]+([.C$4]-[.C$3])" office:value-type="float" office:value="6.50799999999999" calcext:value-type="float">
            <text:p>6.50799999999999</text:p>
          </table:table-cell>
          <table:table-cell table:style-name="ce4" table:formula="of:=(2*[.F67])/([.B67]*10^6)" office:value-type="percentage" office:value="0.0000433866666666666" calcext:value-type="percentage">
            <text:p>0.00%</text:p>
          </table:table-cell>
          <table:table-cell table:style-name="ce2" table:formula="of:=3*10^8/([.B67]*10^6*2)" office:value-type="float" office:value="0.15" calcext:value-type="float">
            <text:p>0.15</text:p>
          </table:table-cell>
          <table:table-cell table:style-name="ce12" table:formula="of:=([.B67])*2*[.C67]*[.A67]*10^6/(3*10^8)" office:value-type="float" office:value="21693.3333333333" calcext:value-type="float">
            <text:p>2169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67]+([.C$4]-[.C$3])" office:value-type="float" office:value="6.60499999999999" calcext:value-type="float">
            <text:p>6.60499999999999</text:p>
          </table:table-cell>
          <table:table-cell table:style-name="ce4" table:formula="of:=(2*[.F68])/([.B68]*10^6)" office:value-type="percentage" office:value="0.0000440333333333333" calcext:value-type="percentage">
            <text:p>0.00%</text:p>
          </table:table-cell>
          <table:table-cell table:style-name="ce2" table:formula="of:=3*10^8/([.B68]*10^6*2)" office:value-type="float" office:value="0.15" calcext:value-type="float">
            <text:p>0.15</text:p>
          </table:table-cell>
          <table:table-cell table:style-name="ce12" table:formula="of:=([.B68])*2*[.C68]*[.A68]*10^6/(3*10^8)" office:value-type="float" office:value="22016.6666666666" calcext:value-type="float">
            <text:p>2201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68]+([.C$4]-[.C$3])" office:value-type="float" office:value="6.70199999999999" calcext:value-type="float">
            <text:p>6.70199999999999</text:p>
          </table:table-cell>
          <table:table-cell table:style-name="ce4" table:formula="of:=(2*[.F69])/([.B69]*10^6)" office:value-type="percentage" office:value="0.0000446799999999999" calcext:value-type="percentage">
            <text:p>0.00%</text:p>
          </table:table-cell>
          <table:table-cell table:style-name="ce2" table:formula="of:=3*10^8/([.B69]*10^6*2)" office:value-type="float" office:value="0.15" calcext:value-type="float">
            <text:p>0.15</text:p>
          </table:table-cell>
          <table:table-cell table:style-name="ce12" table:formula="of:=([.B69])*2*[.C69]*[.A69]*10^6/(3*10^8)" office:value-type="float" office:value="22340" calcext:value-type="float">
            <text:p>2234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69]+([.C$4]-[.C$3])" office:value-type="float" office:value="6.79899999999999" calcext:value-type="float">
            <text:p>6.79899999999999</text:p>
          </table:table-cell>
          <table:table-cell table:style-name="ce4" table:formula="of:=(2*[.F70])/([.B70]*10^6)" office:value-type="percentage" office:value="0.0000453266666666666" calcext:value-type="percentage">
            <text:p>0.00%</text:p>
          </table:table-cell>
          <table:table-cell table:style-name="ce2" table:formula="of:=3*10^8/([.B70]*10^6*2)" office:value-type="float" office:value="0.15" calcext:value-type="float">
            <text:p>0.15</text:p>
          </table:table-cell>
          <table:table-cell table:style-name="ce12" table:formula="of:=([.B70])*2*[.C70]*[.A70]*10^6/(3*10^8)" office:value-type="float" office:value="22663.3333333333" calcext:value-type="float">
            <text:p>2266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70]+([.C$4]-[.C$3])" office:value-type="float" office:value="6.89599999999999" calcext:value-type="float">
            <text:p>6.89599999999999</text:p>
          </table:table-cell>
          <table:table-cell table:style-name="ce4" table:formula="of:=(2*[.F71])/([.B71]*10^6)" office:value-type="percentage" office:value="0.0000459733333333332" calcext:value-type="percentage">
            <text:p>0.00%</text:p>
          </table:table-cell>
          <table:table-cell table:style-name="ce2" table:formula="of:=3*10^8/([.B71]*10^6*2)" office:value-type="float" office:value="0.15" calcext:value-type="float">
            <text:p>0.15</text:p>
          </table:table-cell>
          <table:table-cell table:style-name="ce12" table:formula="of:=([.B71])*2*[.C71]*[.A71]*10^6/(3*10^8)" office:value-type="float" office:value="22986.6666666666" calcext:value-type="float">
            <text:p>2298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71]+([.C$4]-[.C$3])" office:value-type="float" office:value="6.99299999999999" calcext:value-type="float">
            <text:p>6.99299999999999</text:p>
          </table:table-cell>
          <table:table-cell table:style-name="ce4" table:formula="of:=(2*[.F72])/([.B72]*10^6)" office:value-type="percentage" office:value="0.0000466199999999999" calcext:value-type="percentage">
            <text:p>0.00%</text:p>
          </table:table-cell>
          <table:table-cell table:style-name="ce2" table:formula="of:=3*10^8/([.B72]*10^6*2)" office:value-type="float" office:value="0.15" calcext:value-type="float">
            <text:p>0.15</text:p>
          </table:table-cell>
          <table:table-cell table:style-name="ce12" table:formula="of:=([.B72])*2*[.C72]*[.A72]*10^6/(3*10^8)" office:value-type="float" office:value="23309.9999999999" calcext:value-type="float">
            <text:p>2331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72]+([.C$4]-[.C$3])" office:value-type="float" office:value="7.08999999999999" calcext:value-type="float">
            <text:p>7.08999999999999</text:p>
          </table:table-cell>
          <table:table-cell table:style-name="ce4" table:formula="of:=(2*[.F73])/([.B73]*10^6)" office:value-type="percentage" office:value="0.0000472666666666666" calcext:value-type="percentage">
            <text:p>0.00%</text:p>
          </table:table-cell>
          <table:table-cell table:style-name="ce2" table:formula="of:=3*10^8/([.B73]*10^6*2)" office:value-type="float" office:value="0.15" calcext:value-type="float">
            <text:p>0.15</text:p>
          </table:table-cell>
          <table:table-cell table:style-name="ce12" table:formula="of:=([.B73])*2*[.C73]*[.A73]*10^6/(3*10^8)" office:value-type="float" office:value="23633.3333333333" calcext:value-type="float">
            <text:p>2363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73]+([.C$4]-[.C$3])" office:value-type="float" office:value="7.18699999999999" calcext:value-type="float">
            <text:p>7.18699999999999</text:p>
          </table:table-cell>
          <table:table-cell table:style-name="ce4" table:formula="of:=(2*[.F74])/([.B74]*10^6)" office:value-type="percentage" office:value="0.0000479133333333332" calcext:value-type="percentage">
            <text:p>0.00%</text:p>
          </table:table-cell>
          <table:table-cell table:style-name="ce2" table:formula="of:=3*10^8/([.B74]*10^6*2)" office:value-type="float" office:value="0.15" calcext:value-type="float">
            <text:p>0.15</text:p>
          </table:table-cell>
          <table:table-cell table:style-name="ce12" table:formula="of:=([.B74])*2*[.C74]*[.A74]*10^6/(3*10^8)" office:value-type="float" office:value="23956.6666666666" calcext:value-type="float">
            <text:p>2395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74]+([.C$4]-[.C$3])" office:value-type="float" office:value="7.28399999999999" calcext:value-type="float">
            <text:p>7.28399999999999</text:p>
          </table:table-cell>
          <table:table-cell table:style-name="ce4" table:formula="of:=(2*[.F75])/([.B75]*10^6)" office:value-type="percentage" office:value="0.0000485599999999999" calcext:value-type="percentage">
            <text:p>0.00%</text:p>
          </table:table-cell>
          <table:table-cell table:style-name="ce2" table:formula="of:=3*10^8/([.B75]*10^6*2)" office:value-type="float" office:value="0.15" calcext:value-type="float">
            <text:p>0.15</text:p>
          </table:table-cell>
          <table:table-cell table:style-name="ce12" table:formula="of:=([.B75])*2*[.C75]*[.A75]*10^6/(3*10^8)" office:value-type="float" office:value="24279.9999999999" calcext:value-type="float">
            <text:p>2428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75]+([.C$4]-[.C$3])" office:value-type="float" office:value="7.38099999999998" calcext:value-type="float">
            <text:p>7.38099999999998</text:p>
          </table:table-cell>
          <table:table-cell table:style-name="ce4" table:formula="of:=(2*[.F76])/([.B76]*10^6)" office:value-type="percentage" office:value="0.0000492066666666666" calcext:value-type="percentage">
            <text:p>0.00%</text:p>
          </table:table-cell>
          <table:table-cell table:style-name="ce2" table:formula="of:=3*10^8/([.B76]*10^6*2)" office:value-type="float" office:value="0.15" calcext:value-type="float">
            <text:p>0.15</text:p>
          </table:table-cell>
          <table:table-cell table:style-name="ce12" table:formula="of:=([.B76])*2*[.C76]*[.A76]*10^6/(3*10^8)" office:value-type="float" office:value="24603.3333333333" calcext:value-type="float">
            <text:p>2460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76]+([.C$4]-[.C$3])" office:value-type="float" office:value="7.47799999999998" calcext:value-type="float">
            <text:p>7.47799999999998</text:p>
          </table:table-cell>
          <table:table-cell table:style-name="ce4" table:formula="of:=(2*[.F77])/([.B77]*10^6)" office:value-type="percentage" office:value="0.0000498533333333332" calcext:value-type="percentage">
            <text:p>0.00%</text:p>
          </table:table-cell>
          <table:table-cell table:style-name="ce2" table:formula="of:=3*10^8/([.B77]*10^6*2)" office:value-type="float" office:value="0.15" calcext:value-type="float">
            <text:p>0.15</text:p>
          </table:table-cell>
          <table:table-cell table:style-name="ce12" table:formula="of:=([.B77])*2*[.C77]*[.A77]*10^6/(3*10^8)" office:value-type="float" office:value="24926.6666666666" calcext:value-type="float">
            <text:p>2492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77]+([.C$4]-[.C$3])" office:value-type="float" office:value="7.57499999999998" calcext:value-type="float">
            <text:p>7.57499999999998</text:p>
          </table:table-cell>
          <table:table-cell table:style-name="ce4" table:formula="of:=(2*[.F78])/([.B78]*10^6)" office:value-type="percentage" office:value="0.0000504999999999999" calcext:value-type="percentage">
            <text:p>0.01%</text:p>
          </table:table-cell>
          <table:table-cell table:style-name="ce2" table:formula="of:=3*10^8/([.B78]*10^6*2)" office:value-type="float" office:value="0.15" calcext:value-type="float">
            <text:p>0.15</text:p>
          </table:table-cell>
          <table:table-cell table:style-name="ce12" table:formula="of:=([.B78])*2*[.C78]*[.A78]*10^6/(3*10^8)" office:value-type="float" office:value="25249.9999999999" calcext:value-type="float">
            <text:p>2525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78]+([.C$4]-[.C$3])" office:value-type="float" office:value="7.67199999999998" calcext:value-type="float">
            <text:p>7.67199999999998</text:p>
          </table:table-cell>
          <table:table-cell table:style-name="ce4" table:formula="of:=(2*[.F79])/([.B79]*10^6)" office:value-type="percentage" office:value="0.0000511466666666665" calcext:value-type="percentage">
            <text:p>0.01%</text:p>
          </table:table-cell>
          <table:table-cell table:style-name="ce2" table:formula="of:=3*10^8/([.B79]*10^6*2)" office:value-type="float" office:value="0.15" calcext:value-type="float">
            <text:p>0.15</text:p>
          </table:table-cell>
          <table:table-cell table:style-name="ce12" table:formula="of:=([.B79])*2*[.C79]*[.A79]*10^6/(3*10^8)" office:value-type="float" office:value="25573.3333333333" calcext:value-type="float">
            <text:p>2557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79]+([.C$4]-[.C$3])" office:value-type="float" office:value="7.76899999999998" calcext:value-type="float">
            <text:p>7.76899999999998</text:p>
          </table:table-cell>
          <table:table-cell table:style-name="ce4" table:formula="of:=(2*[.F80])/([.B80]*10^6)" office:value-type="percentage" office:value="0.0000517933333333332" calcext:value-type="percentage">
            <text:p>0.01%</text:p>
          </table:table-cell>
          <table:table-cell table:style-name="ce2" table:formula="of:=3*10^8/([.B80]*10^6*2)" office:value-type="float" office:value="0.15" calcext:value-type="float">
            <text:p>0.15</text:p>
          </table:table-cell>
          <table:table-cell table:style-name="ce12" table:formula="of:=([.B80])*2*[.C80]*[.A80]*10^6/(3*10^8)" office:value-type="float" office:value="25896.6666666666" calcext:value-type="float">
            <text:p>2589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80]+([.C$4]-[.C$3])" office:value-type="float" office:value="7.86599999999998" calcext:value-type="float">
            <text:p>7.86599999999998</text:p>
          </table:table-cell>
          <table:table-cell table:style-name="ce4" table:formula="of:=(2*[.F81])/([.B81]*10^6)" office:value-type="percentage" office:value="0.0000524399999999999" calcext:value-type="percentage">
            <text:p>0.01%</text:p>
          </table:table-cell>
          <table:table-cell table:style-name="ce2" table:formula="of:=3*10^8/([.B81]*10^6*2)" office:value-type="float" office:value="0.15" calcext:value-type="float">
            <text:p>0.15</text:p>
          </table:table-cell>
          <table:table-cell table:style-name="ce12" table:formula="of:=([.B81])*2*[.C81]*[.A81]*10^6/(3*10^8)" office:value-type="float" office:value="26219.9999999999" calcext:value-type="float">
            <text:p>2622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81]+([.C$4]-[.C$3])" office:value-type="float" office:value="7.96299999999998" calcext:value-type="float">
            <text:p>7.96299999999998</text:p>
          </table:table-cell>
          <table:table-cell table:style-name="ce4" table:formula="of:=(2*[.F82])/([.B82]*10^6)" office:value-type="percentage" office:value="0.0000530866666666665" calcext:value-type="percentage">
            <text:p>0.01%</text:p>
          </table:table-cell>
          <table:table-cell table:style-name="ce2" table:formula="of:=3*10^8/([.B82]*10^6*2)" office:value-type="float" office:value="0.15" calcext:value-type="float">
            <text:p>0.15</text:p>
          </table:table-cell>
          <table:table-cell table:style-name="ce12" table:formula="of:=([.B82])*2*[.C82]*[.A82]*10^6/(3*10^8)" office:value-type="float" office:value="26543.3333333333" calcext:value-type="float">
            <text:p>2654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82]+([.C$4]-[.C$3])" office:value-type="float" office:value="8.05999999999998" calcext:value-type="float">
            <text:p>8.05999999999998</text:p>
          </table:table-cell>
          <table:table-cell table:style-name="ce4" table:formula="of:=(2*[.F83])/([.B83]*10^6)" office:value-type="percentage" office:value="0.0000537333333333332" calcext:value-type="percentage">
            <text:p>0.01%</text:p>
          </table:table-cell>
          <table:table-cell table:style-name="ce2" table:formula="of:=3*10^8/([.B83]*10^6*2)" office:value-type="float" office:value="0.15" calcext:value-type="float">
            <text:p>0.15</text:p>
          </table:table-cell>
          <table:table-cell table:style-name="ce12" table:formula="of:=([.B83])*2*[.C83]*[.A83]*10^6/(3*10^8)" office:value-type="float" office:value="26866.6666666666" calcext:value-type="float">
            <text:p>2686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83]+([.C$4]-[.C$3])" office:value-type="float" office:value="8.15699999999998" calcext:value-type="float">
            <text:p>8.15699999999998</text:p>
          </table:table-cell>
          <table:table-cell table:style-name="ce4" table:formula="of:=(2*[.F84])/([.B84]*10^6)" office:value-type="percentage" office:value="0.0000543799999999999" calcext:value-type="percentage">
            <text:p>0.01%</text:p>
          </table:table-cell>
          <table:table-cell table:style-name="ce2" table:formula="of:=3*10^8/([.B84]*10^6*2)" office:value-type="float" office:value="0.15" calcext:value-type="float">
            <text:p>0.15</text:p>
          </table:table-cell>
          <table:table-cell table:style-name="ce12" table:formula="of:=([.B84])*2*[.C84]*[.A84]*10^6/(3*10^8)" office:value-type="float" office:value="27189.9999999999" calcext:value-type="float">
            <text:p>2719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84]+([.C$4]-[.C$3])" office:value-type="float" office:value="8.25399999999998" calcext:value-type="float">
            <text:p>8.25399999999998</text:p>
          </table:table-cell>
          <table:table-cell table:style-name="ce4" table:formula="of:=(2*[.F85])/([.B85]*10^6)" office:value-type="percentage" office:value="0.0000550266666666665" calcext:value-type="percentage">
            <text:p>0.01%</text:p>
          </table:table-cell>
          <table:table-cell table:style-name="ce2" table:formula="of:=3*10^8/([.B85]*10^6*2)" office:value-type="float" office:value="0.15" calcext:value-type="float">
            <text:p>0.15</text:p>
          </table:table-cell>
          <table:table-cell table:style-name="ce12" table:formula="of:=([.B85])*2*[.C85]*[.A85]*10^6/(3*10^8)" office:value-type="float" office:value="27513.3333333333" calcext:value-type="float">
            <text:p>2751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85]+([.C$4]-[.C$3])" office:value-type="float" office:value="8.35099999999998" calcext:value-type="float">
            <text:p>8.35099999999998</text:p>
          </table:table-cell>
          <table:table-cell table:style-name="ce4" table:formula="of:=(2*[.F86])/([.B86]*10^6)" office:value-type="percentage" office:value="0.0000556733333333332" calcext:value-type="percentage">
            <text:p>0.01%</text:p>
          </table:table-cell>
          <table:table-cell table:style-name="ce2" table:formula="of:=3*10^8/([.B86]*10^6*2)" office:value-type="float" office:value="0.15" calcext:value-type="float">
            <text:p>0.15</text:p>
          </table:table-cell>
          <table:table-cell table:style-name="ce12" table:formula="of:=([.B86])*2*[.C86]*[.A86]*10^6/(3*10^8)" office:value-type="float" office:value="27836.6666666666" calcext:value-type="float">
            <text:p>2783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86]+([.C$4]-[.C$3])" office:value-type="float" office:value="8.44799999999998" calcext:value-type="float">
            <text:p>8.44799999999998</text:p>
          </table:table-cell>
          <table:table-cell table:style-name="ce4" table:formula="of:=(2*[.F87])/([.B87]*10^6)" office:value-type="percentage" office:value="0.0000563199999999998" calcext:value-type="percentage">
            <text:p>0.01%</text:p>
          </table:table-cell>
          <table:table-cell table:style-name="ce2" table:formula="of:=3*10^8/([.B87]*10^6*2)" office:value-type="float" office:value="0.15" calcext:value-type="float">
            <text:p>0.15</text:p>
          </table:table-cell>
          <table:table-cell table:style-name="ce12" table:formula="of:=([.B87])*2*[.C87]*[.A87]*10^6/(3*10^8)" office:value-type="float" office:value="28159.9999999999" calcext:value-type="float">
            <text:p>2816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87]+([.C$4]-[.C$3])" office:value-type="float" office:value="8.54499999999998" calcext:value-type="float">
            <text:p>8.54499999999998</text:p>
          </table:table-cell>
          <table:table-cell table:style-name="ce4" table:formula="of:=(2*[.F88])/([.B88]*10^6)" office:value-type="percentage" office:value="0.0000569666666666665" calcext:value-type="percentage">
            <text:p>0.01%</text:p>
          </table:table-cell>
          <table:table-cell table:style-name="ce2" table:formula="of:=3*10^8/([.B88]*10^6*2)" office:value-type="float" office:value="0.15" calcext:value-type="float">
            <text:p>0.15</text:p>
          </table:table-cell>
          <table:table-cell table:style-name="ce12" table:formula="of:=([.B88])*2*[.C88]*[.A88]*10^6/(3*10^8)" office:value-type="float" office:value="28483.3333333333" calcext:value-type="float">
            <text:p>2848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88]+([.C$4]-[.C$3])" office:value-type="float" office:value="8.64199999999998" calcext:value-type="float">
            <text:p>8.64199999999998</text:p>
          </table:table-cell>
          <table:table-cell table:style-name="ce4" table:formula="of:=(2*[.F89])/([.B89]*10^6)" office:value-type="percentage" office:value="0.0000576133333333332" calcext:value-type="percentage">
            <text:p>0.01%</text:p>
          </table:table-cell>
          <table:table-cell table:style-name="ce2" table:formula="of:=3*10^8/([.B89]*10^6*2)" office:value-type="float" office:value="0.15" calcext:value-type="float">
            <text:p>0.15</text:p>
          </table:table-cell>
          <table:table-cell table:style-name="ce12" table:formula="of:=([.B89])*2*[.C89]*[.A89]*10^6/(3*10^8)" office:value-type="float" office:value="28806.6666666666" calcext:value-type="float">
            <text:p>2880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89]+([.C$4]-[.C$3])" office:value-type="float" office:value="8.73899999999998" calcext:value-type="float">
            <text:p>8.73899999999998</text:p>
          </table:table-cell>
          <table:table-cell table:style-name="ce4" table:formula="of:=(2*[.F90])/([.B90]*10^6)" office:value-type="percentage" office:value="0.0000582599999999998" calcext:value-type="percentage">
            <text:p>0.01%</text:p>
          </table:table-cell>
          <table:table-cell table:style-name="ce2" table:formula="of:=3*10^8/([.B90]*10^6*2)" office:value-type="float" office:value="0.15" calcext:value-type="float">
            <text:p>0.15</text:p>
          </table:table-cell>
          <table:table-cell table:style-name="ce12" table:formula="of:=([.B90])*2*[.C90]*[.A90]*10^6/(3*10^8)" office:value-type="float" office:value="29129.9999999999" calcext:value-type="float">
            <text:p>2913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90]+([.C$4]-[.C$3])" office:value-type="float" office:value="8.83599999999998" calcext:value-type="float">
            <text:p>8.83599999999998</text:p>
          </table:table-cell>
          <table:table-cell table:style-name="ce4" table:formula="of:=(2*[.F91])/([.B91]*10^6)" office:value-type="percentage" office:value="0.0000589066666666665" calcext:value-type="percentage">
            <text:p>0.01%</text:p>
          </table:table-cell>
          <table:table-cell table:style-name="ce2" table:formula="of:=3*10^8/([.B91]*10^6*2)" office:value-type="float" office:value="0.15" calcext:value-type="float">
            <text:p>0.15</text:p>
          </table:table-cell>
          <table:table-cell table:style-name="ce12" table:formula="of:=([.B91])*2*[.C91]*[.A91]*10^6/(3*10^8)" office:value-type="float" office:value="29453.3333333333" calcext:value-type="float">
            <text:p>2945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91]+([.C$4]-[.C$3])" office:value-type="float" office:value="8.93299999999998" calcext:value-type="float">
            <text:p>8.93299999999998</text:p>
          </table:table-cell>
          <table:table-cell table:style-name="ce4" table:formula="of:=(2*[.F92])/([.B92]*10^6)" office:value-type="percentage" office:value="0.0000595533333333332" calcext:value-type="percentage">
            <text:p>0.01%</text:p>
          </table:table-cell>
          <table:table-cell table:style-name="ce2" table:formula="of:=3*10^8/([.B92]*10^6*2)" office:value-type="float" office:value="0.15" calcext:value-type="float">
            <text:p>0.15</text:p>
          </table:table-cell>
          <table:table-cell table:style-name="ce12" table:formula="of:=([.B92])*2*[.C92]*[.A92]*10^6/(3*10^8)" office:value-type="float" office:value="29776.6666666666" calcext:value-type="float">
            <text:p>2977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92]+([.C$4]-[.C$3])" office:value-type="float" office:value="9.02999999999998" calcext:value-type="float">
            <text:p>9.02999999999998</text:p>
          </table:table-cell>
          <table:table-cell table:style-name="ce4" table:formula="of:=(2*[.F93])/([.B93]*10^6)" office:value-type="percentage" office:value="0.0000601999999999998" calcext:value-type="percentage">
            <text:p>0.01%</text:p>
          </table:table-cell>
          <table:table-cell table:style-name="ce2" table:formula="of:=3*10^8/([.B93]*10^6*2)" office:value-type="float" office:value="0.15" calcext:value-type="float">
            <text:p>0.15</text:p>
          </table:table-cell>
          <table:table-cell table:style-name="ce12" table:formula="of:=([.B93])*2*[.C93]*[.A93]*10^6/(3*10^8)" office:value-type="float" office:value="30099.9999999999" calcext:value-type="float">
            <text:p>3010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93]+([.C$4]-[.C$3])" office:value-type="float" office:value="9.12699999999998" calcext:value-type="float">
            <text:p>9.12699999999998</text:p>
          </table:table-cell>
          <table:table-cell table:style-name="ce4" table:formula="of:=(2*[.F94])/([.B94]*10^6)" office:value-type="percentage" office:value="0.0000608466666666665" calcext:value-type="percentage">
            <text:p>0.01%</text:p>
          </table:table-cell>
          <table:table-cell table:style-name="ce2" table:formula="of:=3*10^8/([.B94]*10^6*2)" office:value-type="float" office:value="0.15" calcext:value-type="float">
            <text:p>0.15</text:p>
          </table:table-cell>
          <table:table-cell table:style-name="ce12" table:formula="of:=([.B94])*2*[.C94]*[.A94]*10^6/(3*10^8)" office:value-type="float" office:value="30423.3333333333" calcext:value-type="float">
            <text:p>3042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94]+([.C$4]-[.C$3])" office:value-type="float" office:value="9.22399999999998" calcext:value-type="float">
            <text:p>9.22399999999998</text:p>
          </table:table-cell>
          <table:table-cell table:style-name="ce4" table:formula="of:=(2*[.F95])/([.B95]*10^6)" office:value-type="percentage" office:value="0.0000614933333333332" calcext:value-type="percentage">
            <text:p>0.01%</text:p>
          </table:table-cell>
          <table:table-cell table:style-name="ce2" table:formula="of:=3*10^8/([.B95]*10^6*2)" office:value-type="float" office:value="0.15" calcext:value-type="float">
            <text:p>0.15</text:p>
          </table:table-cell>
          <table:table-cell table:style-name="ce12" table:formula="of:=([.B95])*2*[.C95]*[.A95]*10^6/(3*10^8)" office:value-type="float" office:value="30746.6666666666" calcext:value-type="float">
            <text:p>3074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95]+([.C$4]-[.C$3])" office:value-type="float" office:value="9.32099999999998" calcext:value-type="float">
            <text:p>9.32099999999998</text:p>
          </table:table-cell>
          <table:table-cell table:style-name="ce4" table:formula="of:=(2*[.F96])/([.B96]*10^6)" office:value-type="percentage" office:value="0.0000621399999999998" calcext:value-type="percentage">
            <text:p>0.01%</text:p>
          </table:table-cell>
          <table:table-cell table:style-name="ce2" table:formula="of:=3*10^8/([.B96]*10^6*2)" office:value-type="float" office:value="0.15" calcext:value-type="float">
            <text:p>0.15</text:p>
          </table:table-cell>
          <table:table-cell table:style-name="ce12" table:formula="of:=([.B96])*2*[.C96]*[.A96]*10^6/(3*10^8)" office:value-type="float" office:value="31069.9999999999" calcext:value-type="float">
            <text:p>3107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96]+([.C$4]-[.C$3])" office:value-type="float" office:value="9.41799999999997" calcext:value-type="float">
            <text:p>9.41799999999997</text:p>
          </table:table-cell>
          <table:table-cell table:style-name="ce4" table:formula="of:=(2*[.F97])/([.B97]*10^6)" office:value-type="percentage" office:value="0.0000627866666666665" calcext:value-type="percentage">
            <text:p>0.01%</text:p>
          </table:table-cell>
          <table:table-cell table:style-name="ce2" table:formula="of:=3*10^8/([.B97]*10^6*2)" office:value-type="float" office:value="0.15" calcext:value-type="float">
            <text:p>0.15</text:p>
          </table:table-cell>
          <table:table-cell table:style-name="ce12" table:formula="of:=([.B97])*2*[.C97]*[.A97]*10^6/(3*10^8)" office:value-type="float" office:value="31393.3333333332" calcext:value-type="float">
            <text:p>3139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97]+([.C$4]-[.C$3])" office:value-type="float" office:value="9.51499999999997" calcext:value-type="float">
            <text:p>9.51499999999997</text:p>
          </table:table-cell>
          <table:table-cell table:style-name="ce4" table:formula="of:=(2*[.F98])/([.B98]*10^6)" office:value-type="percentage" office:value="0.0000634333333333332" calcext:value-type="percentage">
            <text:p>0.01%</text:p>
          </table:table-cell>
          <table:table-cell table:style-name="ce2" table:formula="of:=3*10^8/([.B98]*10^6*2)" office:value-type="float" office:value="0.15" calcext:value-type="float">
            <text:p>0.15</text:p>
          </table:table-cell>
          <table:table-cell table:style-name="ce12" table:formula="of:=([.B98])*2*[.C98]*[.A98]*10^6/(3*10^8)" office:value-type="float" office:value="31716.6666666666" calcext:value-type="float">
            <text:p>3171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98]+([.C$4]-[.C$3])" office:value-type="float" office:value="9.61199999999997" calcext:value-type="float">
            <text:p>9.61199999999997</text:p>
          </table:table-cell>
          <table:table-cell table:style-name="ce4" table:formula="of:=(2*[.F99])/([.B99]*10^6)" office:value-type="percentage" office:value="0.0000640799999999998" calcext:value-type="percentage">
            <text:p>0.01%</text:p>
          </table:table-cell>
          <table:table-cell table:style-name="ce2" table:formula="of:=3*10^8/([.B99]*10^6*2)" office:value-type="float" office:value="0.15" calcext:value-type="float">
            <text:p>0.15</text:p>
          </table:table-cell>
          <table:table-cell table:style-name="ce12" table:formula="of:=([.B99])*2*[.C99]*[.A99]*10^6/(3*10^8)" office:value-type="float" office:value="32039.9999999999" calcext:value-type="float">
            <text:p>3204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99]+([.C$4]-[.C$3])" office:value-type="float" office:value="9.70899999999997" calcext:value-type="float">
            <text:p>9.70899999999997</text:p>
          </table:table-cell>
          <table:table-cell table:style-name="ce4" table:formula="of:=(2*[.F100])/([.B100]*10^6)" office:value-type="percentage" office:value="0.0000647266666666665" calcext:value-type="percentage">
            <text:p>0.01%</text:p>
          </table:table-cell>
          <table:table-cell table:style-name="ce2" table:formula="of:=3*10^8/([.B100]*10^6*2)" office:value-type="float" office:value="0.15" calcext:value-type="float">
            <text:p>0.15</text:p>
          </table:table-cell>
          <table:table-cell table:style-name="ce12" table:formula="of:=([.B100])*2*[.C100]*[.A100]*10^6/(3*10^8)" office:value-type="float" office:value="32363.3333333332" calcext:value-type="float">
            <text:p>3236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100]+([.C$4]-[.C$3])" office:value-type="float" office:value="9.80599999999997" calcext:value-type="float">
            <text:p>9.80599999999997</text:p>
          </table:table-cell>
          <table:table-cell table:style-name="ce4" table:formula="of:=(2*[.F101])/([.B101]*10^6)" office:value-type="percentage" office:value="0.0000653733333333332" calcext:value-type="percentage">
            <text:p>0.01%</text:p>
          </table:table-cell>
          <table:table-cell table:style-name="ce2" table:formula="of:=3*10^8/([.B101]*10^6*2)" office:value-type="float" office:value="0.15" calcext:value-type="float">
            <text:p>0.15</text:p>
          </table:table-cell>
          <table:table-cell table:style-name="ce12" table:formula="of:=([.B101])*2*[.C101]*[.A101]*10^6/(3*10^8)" office:value-type="float" office:value="32686.6666666666" calcext:value-type="float">
            <text:p>3268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office:value-type="float" office:value="10" calcext:value-type="float">
            <text:p>10</text:p>
          </table:table-cell>
          <table:table-cell table:style-name="ce4" table:formula="of:=(2*[.F102])/([.B102]*10^6)" office:value-type="percentage" office:value="0.0000666666666666667" calcext:value-type="percentage">
            <text:p>0.01%</text:p>
          </table:table-cell>
          <table:table-cell table:style-name="ce2" table:formula="of:=3*10^8/([.B102]*10^6*2)" office:value-type="float" office:value="0.15" calcext:value-type="float">
            <text:p>0.15</text:p>
          </table:table-cell>
          <table:table-cell table:style-name="ce12" table:formula="of:=([.B102])*2*[.C102]*[.A102]*10^6/(3*10^8)" office:value-type="float" office:value="33333.3333333333" calcext:value-type="float">
            <text:p>3333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(3*10^8)/(4*[.A103])" office:value-type="float" office:value="150000" calcext:value-type="float">
            <text:p>150000</text:p>
          </table:table-cell>
          <table:table-cell table:style-name="ce4" table:formula="of:=(2*[.F103])/([.B103]*10^6)" office:value-type="percentage" office:value="1" calcext:value-type="percentage">
            <text:p>100.00%</text:p>
          </table:table-cell>
          <table:table-cell table:style-name="ce2" table:formula="of:=3*10^8/([.B103]*10^6*2)" office:value-type="float" office:value="0.15" calcext:value-type="float">
            <text:p>0.15</text:p>
          </table:table-cell>
          <table:table-cell table:style-name="ce12" table:formula="of:=([.B103])*2*[.C103]*[.A103]*10^6/(3*10^8)" office:value-type="float" office:value="500000000" calcext:value-type="float">
            <text:p>500000000.000000</text:p>
          </table:table-cell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13"/>
          <table:table-cell table:style-name="Default"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4"/>
          <table:table-cell table:style-name="ce5"/>
          <table:table-cell table:number-columns-repeated="1012"/>
        </table:table-row>
        <table:table-row table:style-name="ro1" table:number-rows-repeated="1048469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31">00/00/0000</text:date>, <text:time style:data-style-name="N2" text:time-value="13:23:21.159058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01:36:49.615372060</meta:creation-date>
    <dc:date>2017-12-31T14:13:47.596014902</dc:date>
    <meta:editing-duration>PT9H17M8S</meta:editing-duration>
    <meta:editing-cycles>6</meta:editing-cycles>
    <meta:generator>LibreOffice/5.4.3.2$Linux_X86_64 LibreOffice_project/40m0$Build-2</meta:generator>
    <meta:document-statistic meta:table-count="1" meta:cell-count="6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633cm" svg:height="9.696cm" xlink:href=".." xlink:type="simple" chart:class="chart:scatter" chart:style-name="ch1">
        <chart:plot-area chart:style-name="ch2" table:cell-range-address="Sheet1.C3:Sheet1.C103 Sheet1.F1:Sheet1.F103" chart:data-source-has-labels="row" svg:x="1.343cm" svg:y="0.193cm" svg:width="14.958cm" svg:height="8.329cm">
          <chartooo:coordinate-region svg:x="2.52cm" svg:y="0.393cm" svg:width="13.594cm" svg:height="7.482cm"/>
          <chart:axis chart:dimension="x" chart:name="primary-x" chart:style-name="ch3">
            <chart:title svg:x="7.852cm" svg:y="8.715cm" chart:style-name="ch4">
              <text:p>Distance (m)</text:p>
            </chart:title>
            <chart:grid chart:style-name="ch5" chart:class="major"/>
          </chart:axis>
          <chart:axis chart:dimension="y" chart:name="primary-y" chart:style-name="ch6">
            <chart:title svg:x="0.451cm" svg:y="4.891cm" chart:style-name="ch7">
              <text:p>fb (Hz)</text:p>
            </chart:title>
            <chart:grid chart:style-name="ch5" chart:class="major"/>
          </chart:axis>
          <chart:series chart:style-name="ch8" chart:values-cell-range-address="Sheet1.F3:Sheet1.F103" chart:label-cell-address="Sheet1.F1:Sheet1.F2" chart:class="chart:scatter">
            <chart:domain table:cell-range-address="Sheet1.C3:Sheet1.C103"/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_measure (Hz) fb</text:p>
                <text:list>
                  <text:list-item>
                    <text:p>f_measure (Hz)</text:p>
                  </text:list-item>
                  <text:list-item>
                    <text:p>fb</text:p>
                  </text:list-item>
                </text:list>
                <draw:g>
                  <svg:desc>Sheet1.F1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1.C3:Sheet1.C103</svg:desc>
                </draw:g>
              </table:table-cell>
              <table:table-cell office:value-type="float" office:value="1000">
                <text:p>1000</text:p>
                <draw:g>
                  <svg:desc>Sheet1.F3:Sheet1.F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7">
                <text:p>0.397</text:p>
              </table:table-cell>
              <table:table-cell office:value-type="float" office:value="1323.33333333333">
                <text:p>1323.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4">
                <text:p>0.494</text:p>
              </table:table-cell>
              <table:table-cell office:value-type="float" office:value="1646.66666666667">
                <text:p>1646.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1">
                <text:p>0.591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8">
                <text:p>0.688</text:p>
              </table:table-cell>
              <table:table-cell office:value-type="float" office:value="2293.33333333333">
                <text:p>2293.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5">
                <text:p>0.785</text:p>
              </table:table-cell>
              <table:table-cell office:value-type="float" office:value="2616.66666666667">
                <text:p>2616.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2">
                <text:p>0.882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79">
                <text:p>0.979</text:p>
              </table:table-cell>
              <table:table-cell office:value-type="float" office:value="3263.33333333333">
                <text:p>3263.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76">
                <text:p>1.076</text:p>
              </table:table-cell>
              <table:table-cell office:value-type="float" office:value="3586.66666666667">
                <text:p>3586.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73">
                <text:p>1.173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7">
                <text:p>1.27</text:p>
              </table:table-cell>
              <table:table-cell office:value-type="float" office:value="4233.33333333333">
                <text:p>4233.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67">
                <text:p>1.367</text:p>
              </table:table-cell>
              <table:table-cell office:value-type="float" office:value="4556.66666666667">
                <text:p>4556.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64">
                <text:p>1.464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61">
                <text:p>1.561</text:p>
              </table:table-cell>
              <table:table-cell office:value-type="float" office:value="5203.33333333333">
                <text:p>5203.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58">
                <text:p>1.658</text:p>
              </table:table-cell>
              <table:table-cell office:value-type="float" office:value="5526.66666666667">
                <text:p>5526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55">
                <text:p>1.755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52">
                <text:p>1.852</text:p>
              </table:table-cell>
              <table:table-cell office:value-type="float" office:value="6173.33333333333">
                <text:p>6173.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49">
                <text:p>1.949</text:p>
              </table:table-cell>
              <table:table-cell office:value-type="float" office:value="6496.66666666667">
                <text:p>6496.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46">
                <text:p>2.046</text:p>
              </table:table-cell>
              <table:table-cell office:value-type="float" office:value="6820">
                <text:p>68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43">
                <text:p>2.143</text:p>
              </table:table-cell>
              <table:table-cell office:value-type="float" office:value="7143.33333333333">
                <text:p>7143.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4">
                <text:p>2.24</text:p>
              </table:table-cell>
              <table:table-cell office:value-type="float" office:value="7466.66666666667">
                <text:p>7466.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37">
                <text:p>2.337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34">
                <text:p>2.434</text:p>
              </table:table-cell>
              <table:table-cell office:value-type="float" office:value="8113.33333333333">
                <text:p>8113.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31">
                <text:p>2.531</text:p>
              </table:table-cell>
              <table:table-cell office:value-type="float" office:value="8436.66666666666">
                <text:p>8436.666666666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28">
                <text:p>2.628</text:p>
              </table:table-cell>
              <table:table-cell office:value-type="float" office:value="8760">
                <text:p>87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25">
                <text:p>2.725</text:p>
              </table:table-cell>
              <table:table-cell office:value-type="float" office:value="9083.33333333333">
                <text:p>9083.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22">
                <text:p>2.822</text:p>
              </table:table-cell>
              <table:table-cell office:value-type="float" office:value="9406.66666666666">
                <text:p>9406.666666666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19">
                <text:p>2.919</text:p>
              </table:table-cell>
              <table:table-cell office:value-type="float" office:value="9730">
                <text:p>97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16">
                <text:p>3.016</text:p>
              </table:table-cell>
              <table:table-cell office:value-type="float" office:value="10053.3333333333">
                <text:p>10053.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13">
                <text:p>3.113</text:p>
              </table:table-cell>
              <table:table-cell office:value-type="float" office:value="10376.6666666667">
                <text:p>10376.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1">
                <text:p>3.21</text:p>
              </table:table-cell>
              <table:table-cell office:value-type="float" office:value="10700">
                <text:p>107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307">
                <text:p>3.307</text:p>
              </table:table-cell>
              <table:table-cell office:value-type="float" office:value="11023.3333333333">
                <text:p>11023.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404">
                <text:p>3.404</text:p>
              </table:table-cell>
              <table:table-cell office:value-type="float" office:value="11346.6666666667">
                <text:p>11346.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501">
                <text:p>3.501</text:p>
              </table:table-cell>
              <table:table-cell office:value-type="float" office:value="11670">
                <text:p>116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98">
                <text:p>3.598</text:p>
              </table:table-cell>
              <table:table-cell office:value-type="float" office:value="11993.3333333333">
                <text:p>11993.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95">
                <text:p>3.695</text:p>
              </table:table-cell>
              <table:table-cell office:value-type="float" office:value="12316.6666666667">
                <text:p>12316.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92">
                <text:p>3.792</text:p>
              </table:table-cell>
              <table:table-cell office:value-type="float" office:value="12640">
                <text:p>126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89">
                <text:p>3.889</text:p>
              </table:table-cell>
              <table:table-cell office:value-type="float" office:value="12963.3333333333">
                <text:p>12963.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86">
                <text:p>3.986</text:p>
              </table:table-cell>
              <table:table-cell office:value-type="float" office:value="13286.6666666667">
                <text:p>13286.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083">
                <text:p>4.083</text:p>
              </table:table-cell>
              <table:table-cell office:value-type="float" office:value="13610">
                <text:p>136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8">
                <text:p>4.18</text:p>
              </table:table-cell>
              <table:table-cell office:value-type="float" office:value="13933.3333333333">
                <text:p>13933.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77">
                <text:p>4.277</text:p>
              </table:table-cell>
              <table:table-cell office:value-type="float" office:value="14256.6666666667">
                <text:p>14256.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74">
                <text:p>4.374</text:p>
              </table:table-cell>
              <table:table-cell office:value-type="float" office:value="14580">
                <text:p>145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71">
                <text:p>4.471</text:p>
              </table:table-cell>
              <table:table-cell office:value-type="float" office:value="14903.3333333333">
                <text:p>14903.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68">
                <text:p>4.568</text:p>
              </table:table-cell>
              <table:table-cell office:value-type="float" office:value="15226.6666666667">
                <text:p>15226.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65">
                <text:p>4.665</text:p>
              </table:table-cell>
              <table:table-cell office:value-type="float" office:value="15550">
                <text:p>155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62">
                <text:p>4.762</text:p>
              </table:table-cell>
              <table:table-cell office:value-type="float" office:value="15873.3333333333">
                <text:p>15873.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59">
                <text:p>4.859</text:p>
              </table:table-cell>
              <table:table-cell office:value-type="float" office:value="16196.6666666667">
                <text:p>16196.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56">
                <text:p>4.956</text:p>
              </table:table-cell>
              <table:table-cell office:value-type="float" office:value="16520">
                <text:p>165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053">
                <text:p>5.053</text:p>
              </table:table-cell>
              <table:table-cell office:value-type="float" office:value="16843.3333333333">
                <text:p>16843.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5">
                <text:p>5.15</text:p>
              </table:table-cell>
              <table:table-cell office:value-type="float" office:value="17166.6666666667">
                <text:p>17166.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4699999999999">
                <text:p>5.24699999999999</text:p>
              </table:table-cell>
              <table:table-cell office:value-type="float" office:value="17490">
                <text:p>174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34399999999999">
                <text:p>5.34399999999999</text:p>
              </table:table-cell>
              <table:table-cell office:value-type="float" office:value="17813.3333333333">
                <text:p>17813.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4099999999999">
                <text:p>5.44099999999999</text:p>
              </table:table-cell>
              <table:table-cell office:value-type="float" office:value="18136.6666666666">
                <text:p>18136.66666666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3799999999999">
                <text:p>5.53799999999999</text:p>
              </table:table-cell>
              <table:table-cell office:value-type="float" office:value="18460">
                <text:p>184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3499999999999">
                <text:p>5.63499999999999</text:p>
              </table:table-cell>
              <table:table-cell office:value-type="float" office:value="18783.3333333333">
                <text:p>18783.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3199999999999">
                <text:p>5.73199999999999</text:p>
              </table:table-cell>
              <table:table-cell office:value-type="float" office:value="19106.6666666666">
                <text:p>19106.6666666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2899999999999">
                <text:p>5.82899999999999</text:p>
              </table:table-cell>
              <table:table-cell office:value-type="float" office:value="19430">
                <text:p>194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2599999999999">
                <text:p>5.92599999999999</text:p>
              </table:table-cell>
              <table:table-cell office:value-type="float" office:value="19753.3333333333">
                <text:p>19753.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02299999999999">
                <text:p>6.02299999999999</text:p>
              </table:table-cell>
              <table:table-cell office:value-type="float" office:value="20076.6666666666">
                <text:p>20076.66666666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1999999999999">
                <text:p>6.11999999999999</text:p>
              </table:table-cell>
              <table:table-cell office:value-type="float" office:value="20400">
                <text:p>204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21699999999999">
                <text:p>6.21699999999999</text:p>
              </table:table-cell>
              <table:table-cell office:value-type="float" office:value="20723.3333333333">
                <text:p>20723.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1399999999999">
                <text:p>6.31399999999999</text:p>
              </table:table-cell>
              <table:table-cell office:value-type="float" office:value="21046.6666666666">
                <text:p>21046.66666666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41099999999999">
                <text:p>6.41099999999999</text:p>
              </table:table-cell>
              <table:table-cell office:value-type="float" office:value="21370">
                <text:p>213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50799999999999">
                <text:p>6.50799999999999</text:p>
              </table:table-cell>
              <table:table-cell office:value-type="float" office:value="21693.3333333333">
                <text:p>21693.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0499999999999">
                <text:p>6.60499999999999</text:p>
              </table:table-cell>
              <table:table-cell office:value-type="float" office:value="22016.6666666666">
                <text:p>22016.66666666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70199999999999">
                <text:p>6.70199999999999</text:p>
              </table:table-cell>
              <table:table-cell office:value-type="float" office:value="22340">
                <text:p>223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9899999999999">
                <text:p>6.79899999999999</text:p>
              </table:table-cell>
              <table:table-cell office:value-type="float" office:value="22663.3333333333">
                <text:p>22663.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9599999999999">
                <text:p>6.89599999999999</text:p>
              </table:table-cell>
              <table:table-cell office:value-type="float" office:value="22986.6666666666">
                <text:p>22986.66666666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9299999999999">
                <text:p>6.99299999999999</text:p>
              </table:table-cell>
              <table:table-cell office:value-type="float" office:value="23309.9999999999">
                <text:p>23309.9999999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8999999999999">
                <text:p>7.08999999999999</text:p>
              </table:table-cell>
              <table:table-cell office:value-type="float" office:value="23633.3333333333">
                <text:p>23633.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8699999999999">
                <text:p>7.18699999999999</text:p>
              </table:table-cell>
              <table:table-cell office:value-type="float" office:value="23956.6666666666">
                <text:p>23956.66666666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8399999999999">
                <text:p>7.28399999999999</text:p>
              </table:table-cell>
              <table:table-cell office:value-type="float" office:value="24279.9999999999">
                <text:p>24279.9999999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8099999999998">
                <text:p>7.38099999999998</text:p>
              </table:table-cell>
              <table:table-cell office:value-type="float" office:value="24603.3333333333">
                <text:p>24603.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7799999999998">
                <text:p>7.47799999999998</text:p>
              </table:table-cell>
              <table:table-cell office:value-type="float" office:value="24926.6666666666">
                <text:p>24926.66666666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7499999999998">
                <text:p>7.57499999999998</text:p>
              </table:table-cell>
              <table:table-cell office:value-type="float" office:value="25249.9999999999">
                <text:p>25249.9999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7199999999998">
                <text:p>7.67199999999998</text:p>
              </table:table-cell>
              <table:table-cell office:value-type="float" office:value="25573.3333333333">
                <text:p>25573.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6899999999998">
                <text:p>7.76899999999998</text:p>
              </table:table-cell>
              <table:table-cell office:value-type="float" office:value="25896.6666666666">
                <text:p>25896.66666666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6599999999998">
                <text:p>7.86599999999998</text:p>
              </table:table-cell>
              <table:table-cell office:value-type="float" office:value="26219.9999999999">
                <text:p>26219.9999999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6299999999998">
                <text:p>7.96299999999998</text:p>
              </table:table-cell>
              <table:table-cell office:value-type="float" office:value="26543.3333333333">
                <text:p>26543.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05999999999998">
                <text:p>8.05999999999998</text:p>
              </table:table-cell>
              <table:table-cell office:value-type="float" office:value="26866.6666666666">
                <text:p>26866.66666666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5699999999998">
                <text:p>8.15699999999998</text:p>
              </table:table-cell>
              <table:table-cell office:value-type="float" office:value="27189.9999999999">
                <text:p>27189.9999999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5399999999998">
                <text:p>8.25399999999998</text:p>
              </table:table-cell>
              <table:table-cell office:value-type="float" office:value="27513.3333333333">
                <text:p>27513.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5099999999998">
                <text:p>8.35099999999998</text:p>
              </table:table-cell>
              <table:table-cell office:value-type="float" office:value="27836.6666666666">
                <text:p>27836.66666666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4799999999998">
                <text:p>8.44799999999998</text:p>
              </table:table-cell>
              <table:table-cell office:value-type="float" office:value="28159.9999999999">
                <text:p>28159.99999999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4499999999998">
                <text:p>8.54499999999998</text:p>
              </table:table-cell>
              <table:table-cell office:value-type="float" office:value="28483.3333333333">
                <text:p>28483.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4199999999998">
                <text:p>8.64199999999998</text:p>
              </table:table-cell>
              <table:table-cell office:value-type="float" office:value="28806.6666666666">
                <text:p>28806.66666666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3899999999998">
                <text:p>8.73899999999998</text:p>
              </table:table-cell>
              <table:table-cell office:value-type="float" office:value="29129.9999999999">
                <text:p>29129.999999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3599999999998">
                <text:p>8.83599999999998</text:p>
              </table:table-cell>
              <table:table-cell office:value-type="float" office:value="29453.3333333333">
                <text:p>29453.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3299999999998">
                <text:p>8.93299999999998</text:p>
              </table:table-cell>
              <table:table-cell office:value-type="float" office:value="29776.6666666666">
                <text:p>29776.66666666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02999999999998">
                <text:p>9.02999999999998</text:p>
              </table:table-cell>
              <table:table-cell office:value-type="float" office:value="30099.9999999999">
                <text:p>30099.9999999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2699999999998">
                <text:p>9.12699999999998</text:p>
              </table:table-cell>
              <table:table-cell office:value-type="float" office:value="30423.3333333333">
                <text:p>30423.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2399999999998">
                <text:p>9.22399999999998</text:p>
              </table:table-cell>
              <table:table-cell office:value-type="float" office:value="30746.6666666666">
                <text:p>30746.66666666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2099999999998">
                <text:p>9.32099999999998</text:p>
              </table:table-cell>
              <table:table-cell office:value-type="float" office:value="31069.9999999999">
                <text:p>31069.999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1799999999997">
                <text:p>9.41799999999997</text:p>
              </table:table-cell>
              <table:table-cell office:value-type="float" office:value="31393.3333333332">
                <text:p>31393.33333333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1499999999997">
                <text:p>9.51499999999997</text:p>
              </table:table-cell>
              <table:table-cell office:value-type="float" office:value="31716.6666666666">
                <text:p>31716.66666666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1199999999997">
                <text:p>9.61199999999997</text:p>
              </table:table-cell>
              <table:table-cell office:value-type="float" office:value="32039.9999999999">
                <text:p>32039.99999999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0899999999997">
                <text:p>9.70899999999997</text:p>
              </table:table-cell>
              <table:table-cell office:value-type="float" office:value="32363.3333333332">
                <text:p>32363.33333333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0599999999997">
                <text:p>9.80599999999997</text:p>
              </table:table-cell>
              <table:table-cell office:value-type="float" office:value="32686.6666666666">
                <text:p>32686.66666666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33333.3333333333">
                <text:p>33333.33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0000">
                <text:p>150000</text:p>
              </table:table-cell>
              <table:table-cell office:value-type="float" office:value="500000000">
                <text:p>500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